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19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6.5pt"/>
    </style:style>
    <style:style style:name="co4" style:family="table-column">
      <style:table-column-properties fo:break-before="auto" style:column-width="225.01pt"/>
    </style:style>
    <style:style style:name="co5" style:family="table-column">
      <style:table-column-properties fo:break-before="auto" style:column-width="417.09pt"/>
    </style:style>
    <style:style style:name="co6" style:family="table-column">
      <style:table-column-properties fo:break-before="auto" style:column-width="576.11pt"/>
    </style:style>
    <style:style style:name="co7" style:family="table-column">
      <style:table-column-properties fo:break-before="auto" style:column-width="549.1pt"/>
    </style:style>
    <style:style style:name="co8" style:family="table-column">
      <style:table-column-properties fo:break-before="auto" style:column-width="841.66pt"/>
    </style:style>
    <style:style style:name="co9" style:family="table-column">
      <style:table-column-properties fo:break-before="auto" style:column-width="776.81pt"/>
    </style:style>
    <style:style style:name="co10" style:family="table-column">
      <style:table-column-properties fo:break-before="auto" style:column-width="468.79pt"/>
    </style:style>
    <style:style style:name="co11" style:family="table-column">
      <style:table-column-properties fo:break-before="auto" style:column-width="458.76pt"/>
    </style:style>
    <style:style style:name="co12" style:family="table-column">
      <style:table-column-properties fo:break-before="auto" style:column-width="398.55pt"/>
    </style:style>
    <style:style style:name="co13" style:family="table-column">
      <style:table-column-properties fo:break-before="auto" style:column-width="347.61pt"/>
    </style:style>
    <style:style style:name="co14" style:family="table-column">
      <style:table-column-properties fo:break-before="auto" style:column-width="497.34pt"/>
    </style:style>
    <style:style style:name="co15" style:family="table-column">
      <style:table-column-properties fo:break-before="auto" style:column-width="566.05pt"/>
    </style:style>
    <style:style style:name="co16" style:family="table-column">
      <style:table-column-properties fo:break-before="auto" style:column-width="840.9pt"/>
    </style:style>
    <style:style style:name="co17" style:family="table-column">
      <style:table-column-properties fo:break-before="auto" style:column-width="253.39pt"/>
    </style:style>
    <style:style style:name="co18" style:family="table-column">
      <style:table-column-properties fo:break-before="auto" style:column-width="711.95pt"/>
    </style:style>
    <style:style style:name="co19" style:family="table-column">
      <style:table-column-properties fo:break-before="auto" style:column-width="556.81pt"/>
    </style:style>
    <style:style style:name="co20" style:family="table-column">
      <style:table-column-properties fo:break-before="auto" style:column-width="497.31pt"/>
    </style:style>
    <style:style style:name="co21" style:family="table-column">
      <style:table-column-properties fo:break-before="auto" style:column-width="384.66pt"/>
    </style:style>
    <style:style style:name="co22" style:family="table-column">
      <style:table-column-properties fo:break-before="auto" style:column-width="471.09pt"/>
    </style:style>
    <style:style style:name="co23" style:family="table-column">
      <style:table-column-properties fo:break-before="auto" style:column-width="874.09pt"/>
    </style:style>
    <style:style style:name="co24" style:family="table-column">
      <style:table-column-properties fo:break-before="auto" style:column-width="392.4pt"/>
    </style:style>
    <style:style style:name="co25" style:family="table-column">
      <style:table-column-properties fo:break-before="auto" style:column-width="448.75pt"/>
    </style:style>
    <style:style style:name="co26" style:family="table-column">
      <style:table-column-properties fo:break-before="auto" style:column-width="180.85pt"/>
    </style:style>
    <style:style style:name="co27" style:family="table-column">
      <style:table-column-properties fo:break-before="auto" style:column-width="184.71pt"/>
    </style:style>
    <style:style style:name="co28" style:family="table-column">
      <style:table-column-properties fo:break-before="auto" style:column-width="881.04pt"/>
    </style:style>
    <style:style style:name="co29" style:family="table-column">
      <style:table-column-properties fo:break-before="auto" style:column-width="309.2pt"/>
    </style:style>
    <style:style style:name="co30" style:family="table-column">
      <style:table-column-properties fo:break-before="auto" style:column-width="152.25pt"/>
    </style:style>
    <style:style style:name="co31" style:family="table-column">
      <style:table-column-properties fo:break-before="auto" style:column-width="158.46pt"/>
    </style:style>
    <style:style style:name="co32" style:family="table-column">
      <style:table-column-properties fo:break-before="auto" style:column-width="96.6pt"/>
    </style:style>
    <style:style style:name="co33" style:family="table-column">
      <style:table-column-properties fo:break-before="auto" style:column-width="71.86pt"/>
    </style:style>
    <style:style style:name="co34" style:family="table-column">
      <style:table-column-properties fo:break-before="auto" style:column-width="114.41pt"/>
    </style:style>
    <style:style style:name="co35" style:family="table-column">
      <style:table-column-properties fo:break-before="auto" style:column-width="82.15pt"/>
    </style:style>
    <style:style style:name="co36" style:family="table-column">
      <style:table-column-properties fo:break-before="auto" style:column-width="228.25pt"/>
    </style:style>
    <style:style style:name="co37" style:family="table-column">
      <style:table-column-properties fo:break-before="auto" style:column-width="239.1pt"/>
    </style:style>
    <style:style style:name="co38" style:family="table-column">
      <style:table-column-properties fo:break-before="auto" style:column-width="156.36pt"/>
    </style:style>
    <style:style style:name="co39" style:family="table-column">
      <style:table-column-properties fo:break-before="auto" style:column-width="126.99pt"/>
    </style:style>
    <style:style style:name="co40" style:family="table-column">
      <style:table-column-properties fo:break-before="auto" style:column-width="226.69pt"/>
    </style:style>
    <style:style style:name="co41" style:family="table-column">
      <style:table-column-properties fo:break-before="auto" style:column-width="85.24pt"/>
    </style:style>
    <style:style style:name="co42" style:family="table-column">
      <style:table-column-properties fo:break-before="auto" style:column-width="139.35pt"/>
    </style:style>
    <style:style style:name="co43" style:family="table-column">
      <style:table-column-properties fo:break-before="auto" style:column-width="387.5pt"/>
    </style:style>
    <style:style style:name="co44" style:family="table-column">
      <style:table-column-properties fo:break-before="auto" style:column-width="311.75pt"/>
    </style:style>
    <style:style style:name="co45" style:family="table-column">
      <style:table-column-properties fo:break-before="auto" style:column-width="285.51pt"/>
    </style:style>
    <style:style style:name="co46" style:family="table-column">
      <style:table-column-properties fo:break-before="auto" style:column-width="447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114.01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35.26pt" fo:break-before="auto" style:use-optimal-row-height="true"/>
    </style:style>
    <style:style style:name="ro7" style:family="table-row">
      <style:table-row-properties style:row-height="69pt" fo:break-before="auto" style:use-optimal-row-height="true"/>
    </style:style>
    <style:style style:name="ro8" style:family="table-row">
      <style:table-row-properties style:row-height="46.49pt" fo:break-before="auto" style:use-optimal-row-height="true"/>
    </style:style>
    <style:style style:name="ro9" style:family="table-row">
      <style:table-row-properties style:row-height="57.74pt" fo:break-before="auto" style:use-optimal-row-height="true"/>
    </style:style>
    <style:style style:name="ta1" style:family="table" style:master-page-name="Повторение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ЧТО_20_я_20_вижу_20_по_20_этому_20_поводу_20_в_20_своей_20_фазе">
      <style:table-properties table:display="true" style:writing-mode="lr-tb"/>
    </style:style>
    <style:style style:name="ta4" style:family="table" style:master-page-name="Что_20_я_20_колдую">
      <style:table-properties table:display="true" style:writing-mode="lr-tb"/>
    </style:style>
    <style:style style:name="ta5" style:family="table" style:master-page-name="Что_20_ты_20_можешь_20_сейчас_20_сделать_20_чтоб_20_сделать_20_себе_20_хорошо">
      <style:table-properties table:display="true" style:writing-mode="lr-tb"/>
    </style:style>
    <style:style style:name="ta6" style:family="table" style:master-page-name="Выскажись_20_видению_20_как_20_тёлке">
      <style:table-properties table:display="true" style:writing-mode="lr-tb"/>
    </style:style>
    <style:style style:name="ta7" style:family="table" style:master-page-name="Волк-Маугли_20_среди_20_волков">
      <style:table-properties table:display="true" style:writing-mode="lr-tb"/>
    </style:style>
    <style:style style:name="ta8" style:family="table" style:master-page-name="What_20_REALLY_20_happened">
      <style:table-properties table:display="true" style:writing-mode="lr-tb"/>
    </style:style>
    <style:style style:name="ta9" style:family="table" style:master-page-name="Является_20_ли_20_эта_20_вещь_20_шкалой">
      <style:table-properties table:display="true" style:writing-mode="lr-tb"/>
    </style:style>
    <style:style style:name="ta10" style:family="table" style:master-page-name="Сборка_20_пункта">
      <style:table-properties table:display="true" style:writing-mode="lr-tb"/>
    </style:style>
    <style:style style:name="ta11" style:family="table" style:master-page-name="Чем_20_пункт_20_решает_20_повторяющиеся_20_проблемы">
      <style:table-properties table:display="true" style:writing-mode="lr-tb"/>
    </style:style>
    <style:style style:name="ta12" style:family="table" style:master-page-name="Почему_20_пункт_20_решает_20_повторяющиеся_20_проблемы">
      <style:table-properties table:display="true" style:writing-mode="lr-tb"/>
    </style:style>
    <style:style style:name="ta13" style:family="table" style:master-page-name="Решение_20_того_20_что_20_оно_20_решает">
      <style:table-properties table:display="true" style:writing-mode="lr-tb"/>
    </style:style>
    <style:style style:name="ta14" style:family="table" style:master-page-name="Какой_20_перманентный_20_вред_20_оно_20_решает">
      <style:table-properties table:display="true" style:writing-mode="lr-tb"/>
    </style:style>
    <style:style style:name="ta15" style:family="table" style:master-page-name="Его_20_методы_20_решения_20_перманентного_20_вреда">
      <style:table-properties table:display="true" style:writing-mode="lr-tb"/>
    </style:style>
    <style:style style:name="ta16" style:family="table" style:master-page-name="Чьи_20_ещё_20_повторяющиеся_20_проблемы_20_оно_20_решает">
      <style:table-properties table:display="true" style:writing-mode="lr-tb"/>
    </style:style>
    <style:style style:name="ta17" style:family="table" style:master-page-name="Решать_20_какие_20_повторения_20_ему_20_просто">
      <style:table-properties table:display="true" style:writing-mode="lr-tb"/>
    </style:style>
    <style:style style:name="ta18" style:family="table" style:master-page-name="Как_20_это_20_повторение_20_делает_20_меня_20_лучше">
      <style:table-properties table:display="true" style:writing-mode="lr-tb"/>
    </style:style>
    <style:style style:name="ta19" style:family="table" style:master-page-name="Когда_20_это_20_возникло_20_впервые_20_и_20_скажи_20_это_20_себе_20_сегодняшнему">
      <style:table-properties table:display="true" style:writing-mode="lr-tb"/>
    </style:style>
    <style:style style:name="ta20" style:family="table" style:master-page-name="Благодарности">
      <style:table-properties table:display="true" style:writing-mode="lr-tb"/>
    </style:style>
    <style:style style:name="ta21" style:family="table" style:master-page-name="Кого_20_бы_20_в_20_тебе_20_увидели_20_те_20_для_20_кого_20_ты_20_пришелец">
      <style:table-properties table:display="true" style:writing-mode="lr-tb"/>
    </style:style>
    <style:style style:name="ta22" style:family="table" style:master-page-name="оно_20_и_20_каждая_20_его_20_часть_20_это_20_я">
      <style:table-properties table:display="true" style:writing-mode="lr-tb"/>
    </style:style>
    <style:style style:name="ta23" style:family="table" style:master-page-name="что_20_оно_20_и_20_каждая_20_его_20_часть_20_видит_20_во_20_мне">
      <style:table-properties table:display="true" style:writing-mode="lr-tb"/>
    </style:style>
    <style:style style:name="ta24" style:family="table" style:master-page-name="Что_20_сделать_20_чтоб_20_оно_20_увидело_20_во_20_мне_20_и_20_всех_20_моих_20_частях_20_себя">
      <style:table-properties table:display="true" style:writing-mode="lr-tb"/>
    </style:style>
    <style:style style:name="ta25" style:family="table" style:master-page-name="Направь_20_намеренье_20_на_20_хорошее_20_для_20_тебя_20_решение_20_этого_20_повторения">
      <style:table-properties table:display="true" style:writing-mode="lr-tb"/>
    </style:style>
    <style:style style:name="ta26" style:family="table" style:master-page-name="Какие_20_намеренья_20_по_20_поводу_20_этого_20_протекают_20_на_20_холсте_20_вселенной">
      <style:table-properties table:display="true" style:writing-mode="lr-tb"/>
    </style:style>
    <style:style style:name="ta27" style:family="table" style:master-page-name="Что_20_и_20_как_20_было_20_видно_20_по_20_поводу_20_этого_20_в_20_чьей-либо_20_фазе">
      <style:table-properties table:display="true" style:writing-mode="lr-tb"/>
    </style:style>
    <style:style style:name="ta28" style:family="table" style:master-page-name="Что_20_другие_20_люди_20_колдуют_20_связанного_20_с_20_этой_20_вещью">
      <style:table-properties table:display="true" style:writing-mode="lr-tb"/>
    </style:style>
    <style:style style:name="ta29" style:family="table" style:master-page-name="Что_20_другие_20_люди_20_реализовывают_20_в_20_их_20_гештальте">
      <style:table-properties table:display="true" style:writing-mode="lr-tb"/>
    </style:style>
    <style:style style:name="ta30" style:family="table" style:master-page-name="Что_20_ЭТА_20_ПРОБЛЕМА_20_решает">
      <style:table-properties table:display="true" style:writing-mode="lr-tb"/>
    </style:style>
    <style:style style:name="ta31" style:family="table" style:master-page-name="Когда_20_ЭТА_20_ПРОБЛЕМА_20_впервые_20_попыталась_20_решить_20_то_20_что_20_она_20_решает">
      <style:table-properties table:display="true" style:writing-mode="lr-tb"/>
    </style:style>
    <style:style style:name="ta32" style:family="table" style:master-page-name="Что_20_ЭТА_20_ПРОБЛЕМА_20_колдует">
      <style:table-properties table:display="true" style:writing-mode="lr-tb"/>
    </style:style>
    <style:style style:name="ta33" style:family="table" style:master-page-name="Аннаунс_20_Начала_20_Ресёрча">
      <style:table-properties table:display="true" style:writing-mode="lr-tb"/>
    </style:style>
    <style:style style:name="ta34" style:family="table" style:master-page-name="Есть_20_ли_20_у_20_тебя_20_системы_20_в_20_которые_20_это_20_можно_20_уже_20_просто_20_кинуть">
      <style:table-properties table:display="true" style:writing-mode="lr-tb"/>
    </style:style>
    <style:style style:name="ta35" style:family="table" style:master-page-name="Остальные_20_шаги_20_ресёрча">
      <style:table-properties table:display="true" style:writing-mode="lr-tb"/>
    </style:style>
    <style:style style:name="ce3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aa61a"/>
      <style:text-properties fo:font-weight="bold" style:font-weight-asian="bold" style:font-weight-complex="bold"/>
    </style:style>
    <style:style style:name="ce6" style:family="table-cell" style:parent-style-name="Default">
      <style:table-cell-properties style:glyph-orientation-vertical="auto" fo:background-color="#ef413d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7" style:family="table-cell" style:parent-style-name="Default">
      <style:table-cell-properties style:glyph-orientation-vertical="auto" fo:background-color="#faa61a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2" style:family="table-cell" style:parent-style-name="Default">
      <style:table-cell-properties style:glyph-orientation-vertical="auto" fo:background-color="#faa61a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e181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7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6" style:family="table-cell" style:parent-style-name="Default">
      <style:table-cell-properties style:glyph-orientation-vertical="auto" fo:background-color="#62a73b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8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60" style:family="table-cell" style:parent-style-name="Default"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fo:background-color="#ffffff"/>
      <style:text-properties fo:color="#000000"/>
    </style:style>
    <style:style style:name="ce54" style:family="table-cell" style:parent-style-name="Default">
      <style:table-cell-properties fo:background-color="#ffffff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ackground-color="#89c765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ff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fo:background-color="#ffffff"/>
      <style:text-properties fo:color="#000000" style:text-underline-style="solid" style:text-underline-width="auto" style:text-underline-color="font-color"/>
    </style:style>
    <style:style style:name="ce82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fo:background-color="#ffffff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ef413d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8" style:family="table-cell" style:parent-style-name="Default">
      <style:table-cell-properties fo:background-color="#f3715a"/>
      <style:text-properties fo:color="#000000" fo:font-weight="bold" style:font-weight-asian="bold" style:font-weight-complex="bold"/>
    </style:style>
    <style:style style:name="ce40" style:family="table-cell" style:parent-style-name="Default">
      <style:table-cell-properties fo:background-color="#f3715a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fo:background-color="#f3715a"/>
    </style:style>
    <style:style style:name="ce42" style:family="table-cell" style:parent-style-name="Default">
      <style:table-cell-properties fo:background-color="#f3715a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>
      <style:table-cell-properties fo:background-color="#ce181e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ackground-color="#fff200"/>
      <style:text-properties fo:color="#ce181e" fo:font-weight="bold" style:font-weight-asian="bold" style:font-weight-complex="bold"/>
    </style:style>
    <style:style style:name="ce94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able-cell-properties style:glyph-orientation-vertical="auto" fo:background-color="#fff2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4" style:family="table-cell" style:parent-style-name="Default">
      <style:table-cell-properties fo:background-color="#ef413d"/>
      <style:text-properties fo:font-weight="bold" style:font-weight-asian="bold" style:font-weight-complex="bold"/>
    </style:style>
    <style:style style:name="ce67" style:family="table-cell" style:parent-style-name="Default">
      <style:table-cell-properties style:glyph-orientation-vertical="auto" fo:background-color="#fff2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65" style:family="table-cell" style:parent-style-name="Default">
      <style:table-cell-properties style:glyph-orientation-vertical="auto" fo:background-color="#ef413d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ef413d"/>
    </style:style>
    <style:style style:name="ce75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1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fff200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1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ce122" style:family="table-cell" style:parent-style-name="Default">
      <style:table-cell-properties fo:background-color="#72bf44"/>
      <style:text-properties fo:color="#000000" fo:font-weight="bold" style:font-weight-asian="bold" style:font-weight-complex="bold"/>
    </style:style>
    <style:style style:name="ce55" style:family="table-cell" style:parent-style-name="Gnumeric-default">
      <style:table-cell-properties fo:background-color="#ffffff"/>
    </style:style>
    <style:style style:name="ce36" style:family="table-cell" style:parent-style-name="Default">
      <style:table-cell-properties fo:background-color="#72bf44"/>
    </style:style>
    <style:style style:name="ce11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1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9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solid" style:text-underline-width="auto" style:text-underline-color="font-color" fo:font-weight="normal" style:text-underline-mode="continuous" style:text-overline-mode="continuous" style:text-line-through-mode="continuous" style:font-style-asian="italic" style:font-style-complex="italic"/>
    </style:style>
    <style:style style:name="ce11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f252d" style:text-line-through-style="none" style:text-line-through-type="none" style:font-name="Segoe UI" fo:font-size="12pt" fo:font-style="normal" style:text-underline-style="none" fo:font-weight="bold" style:text-underline-mode="continuous" style:text-overline-mode="continuous" style:text-line-through-mode="continuous"/>
    </style:style>
    <style:style style:name="ce12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e181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2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normal" style:font-weight-complex="normal"/>
    </style:style>
    <style:style style:name="ce123" style:family="table-cell" style:parent-style-name="Default">
      <style:text-properties fo:color="#000000"/>
    </style:style>
    <style:style style:name="ce124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a0ffa0"/>
      <style:text-properties fo:font-weight="bold" style:font-weight-asian="bold" style:font-weight-complex="bold"/>
    </style:style>
    <style:style style:name="T1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3" style:family="text">
      <style:text-properties fo:color="#000000"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 fo:font-weight="normal"/>
    </style:style>
    <style:style style:name="T4" style:family="text">
      <style:text-properties fo:color="#000000"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 fo:font-weight="bold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font-name="Sans" fo:color="#000000" style:font-weight-asian="bold" style:font-weight-complex="bold"/>
    </style:style>
    <style:style style:name="T7" style:family="text">
      <style:text-properties fo:font-size="10pt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fo:font-size="10pt" style:font-name="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0" style:family="text">
      <style:text-properties fo:font-size="10pt" style:font-name="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Sans"/>
    </style:style>
    <style:style style:name="T1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Sans"/>
    </style:style>
    <style:style style:name="T13" style:family="text">
      <style:text-properties style:language-asian="zh" style:country-asian="CN" style:font-name-complex="Lohit Devanagari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font-size="10pt"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name="Sans"/>
    </style:style>
    <style:style style:name="T14" style:family="text">
      <style:text-properties style:language-asian="zh" style:country-asian="CN" style:font-name-complex="Lohit Devanagari" style:font-relief="none" style:text-emphasize="none" style:font-size-complex="10pt" style:font-size-asian="10pt" style:language-complex="hi" style:country-complex="IN" fo:font-size="10pt" style:text-overline-style="none" style:text-overline-color="font-color" style:font-name-asian="Noto Sans CJK SC" style:text-line-through-type="none" style:text-outline="false" fo:text-shadow="none" style:text-line-through-mode="continuous" fo:language="en" fo:country="US" style:font-name="Sans" fo:color="#000000" fo:font-weight="bold" style:text-underline-style="solid" style:text-underline-width="auto" style:text-underline-color="font-color" fo:font-style="italic" style:font-weight-asian="bold" style:font-weight-complex="bold" style:font-style-asian="italic" style:font-style-complex="itali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fo:color="#000000"/>
    </style:style>
    <style:style style:name="T18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fo:color="#000000" style:font-weight-asian="bold" style:font-weight-complex="bold"/>
    </style:style>
    <style:style style:name="T19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style:font-weight-asian="bold" style:font-weight-complex="bold"/>
    </style:style>
    <style:style style:name="T20" style:family="text">
      <style:text-properties style:language-asian="zh" style:country-asian="C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fo:font-weight="normal" style:font-weight-asian="normal" style:font-weight-complex="normal"/>
    </style:style>
    <style:style style:name="T21" style:family="text">
      <style:text-properties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4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25" style:family="text">
      <style:text-properties fo:color="#000000"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Повторение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7"/>
        <table:table-column table:style-name="co2" table:number-columns-repeated="1023" table:default-cell-style-name="ce37"/>
        <table:table-row table:style-name="ro1">
          <table:table-cell table:style-name="ce34" office:value-type="string" calcext:value-type="string">
            <text:p>поиск по энергиям как по гуглу. Как я искал айсек или клиентов под айфоны или политех. “со своим вопросом выхожу в эфирное поле и там ищу место где будет больше всего ответов о том как направить мир к решению всемирных проблем через майндмапы, и моя жизнь – лучше чем была до этого”.</text:p>
          </table:table-cell>
          <table:table-cell table:style-name="ce55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Есть повторение. У которого много возможных решений или равнозначных фактов, каждое из которых по хорошему тянет на отдельный майндмап.</text:p>
          </table:table-cell>
          <table:table-cell table:style-name="ce55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Здесь будет потом список вещей которые надо пропускать через вопросник. Это будут категории повторений.</text:p>
          </table:table-cell>
          <table:table-cell table:style-name="ce55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е кто мне подражает а потом показывает свои результаты мне и просит меня их за это похвалить (или аппрувнуть хотя бы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нструмен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х кого я БЫ трахнул (кого хочу трахнут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евращение того что есть в то что над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ализация в реале того что я видел в фаз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я хочу (иметь и т.п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руги бесконечно повторяющихся циклов (изменений, событий, повторений и т.п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бмены (напр. Оплата труда, бартер и т.д.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потребности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власть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важность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мест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гармония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контроль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перемещение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борьба со страхом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тепло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ласка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перспектив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лёгкость (right tool for the job, экономия энергии, отсутствие вреда себе напряжением)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span text:style-name="T1">равновесие (первым, я ради этого нашёл а потом бросил всех Оль и т.п., справедливость, </text:span><text:span text:style-name="T2">равенства. Равных возможностей. Равных достижений. Примерно равных даваний и браний, </text:span><text:span text:style-name="T3">Выполнение долгов и обещаний. </text:span><text:span text:style-name="T4">.) вывод стал в том, что жажда справедливости и равновесие - следствие того что человек себе вредил тем, что перенапрягался... и он не хочет больше так жить и хочет заживить свои раны.</text:span>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секс (особое внимание любовному приемуществу круга секса – отсутствие вреда себе и партнёру, женитьба, здоровье, брать на себя ответственность за последствия секса и т.п.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еда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в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еремещ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евращ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лабост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льные сторон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стижения (из дневника достижений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еч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окружает меня 24/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ем горжус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рахи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оси перемещений и точки на них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точки на осях начал и концов разных кругов (перемещателей вдоль этих осей)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оси координат вдоль которых можно перемещать что либо с помощью тех или иных (в т.ч. разных на разных этапах) тулов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оси перемещения оттуда где много туда где нет вообще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оси перемещения куда-либо в поисках нужного кусочка пазла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оси перемещение по которым создаёт преобразование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случаи когда ось идёт в одну сторону а потом по другой оси идёт что-то обратно – типа обмен – как оплата труда и т.п.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желания (не только мои но и других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ды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то чего я усиленно пытаюсь себя убедить что Больше Не Существует (короче то что вытираю из своей жизни – будь то избеганием, скрыванием или чем-то ещё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е на кого охота дрочить до того как сделаю какой-то круг (после круга разок можно и без анализ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тивореч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делающие меня лучше (или выше) толпы (стада, быдл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от которых что либо портитс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мне ценн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придает моей жизни смыс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не хочу потеря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за что мне стыдно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сом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е перед кем я прибедняюсь.</text:p>
          </table:table-cell>
          <table:table-cell table:number-columns-repeated="1023"/>
        </table:table-row>
        <table:table-row table:style-name="ro1">
          <table:table-cell table:style-name="ce70" office:value-type="string" calcext:value-type="string">
            <text:p>всё чему завидую (решилось анализом сомнений)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те кто хочет мне навредить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эйфор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люди имеющие больше чем я вижу им по карману или должно быть по карману (под вопросом, решается групаньем)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всё на что мне нужна страховка.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паттерны (напр. Паттерны поведения, паттерны рынка и прочие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рсы (мира, под сомнением – возможно решаются вопросником повторений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позерство (твоё и возможно других если хватит времени) – т.е. подражание “я такой-то и такой-то человек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портитс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урреты и необходимости их создавать или стави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обходимости прятатьс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что я БЫ сделал в фаз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ситуации когда я хочу к кому-то “под крыло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лг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рм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до меня долетае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я бы “никогда не взял сам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от я бы сделал только если мир завтра прекратит своё существовани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стыковки которые я боюсь решать (и брать на себя) – например тёлка типа той Оли Ревок, которая красивая, но все компоненты её жизни вместе меня тревожа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в которых я мечтаю быть пассивчи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где я хочу дать слишком много (мол диалог в голове “та то слишком много” и мысль “ничо, всунь, будь что будет”)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ещи которые я не могу в себе изменить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моя жизнь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се кто знает о моём существовании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природа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люди у которых фетиш на таких как я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люди у которых на меня фети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^n x всех инфраструктур в мире (их движения в сторону в которую направляет вопросник)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то за что меня хвалят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всемирные вещи которые рвутся в руки после майндмапов (нарываются мол “ты ничо не сделаешь”). Их надо пропускать через вопросник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ждый дроч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тискивание себя в чужие майндмапы.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форма чувства вины в виде полировки мусора и говн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говор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шения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то что болит</text:p>
          </table:table-cell>
          <table:table-cell table:number-columns-repeated="1023"/>
        </table:table-row>
        <table:table-row table:style-name="ro1">
          <table:table-cell table:style-name="ce70" office:value-type="string" calcext:value-type="string">
            <text:p>анатомия</text:p>
          </table:table-cell>
          <table:table-cell table:number-columns-repeated="1023"/>
        </table:table-row>
        <table:table-row table:style-name="ro1">
          <table:table-cell table:style-name="ce70" office:value-type="string" calcext:value-type="string">
            <text:p>психология</text:p>
          </table:table-cell>
          <table:table-cell table:number-columns-repeated="1023"/>
        </table:table-row>
        <table:table-row table:style-name="ro1">
          <table:table-cell table:style-name="ce70" office:value-type="string" calcext:value-type="string">
            <text:p>тулзы</text:p>
          </table:table-cell>
          <table:table-cell table:number-columns-repeated="1023"/>
        </table:table-row>
        <table:table-row table:style-name="ro1">
          <table:table-cell table:style-name="ce70" office:value-type="string" calcext:value-type="string">
            <text:p>эволюц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еньги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<text:span text:style-name="T5">Вред себе (тому чем являюсь я). </text:span><text:span text:style-name="T6">чей угодно. (будь то мой или чей либо)</text:span>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всё что я считаю хорошим (конкретные банки, ножи и т.д.)</text:p>
          </table:table-cell>
          <table:table-cell table:number-columns-repeated="1023"/>
        </table:table-row>
        <table:table-row table:style-name="ro1">
          <table:table-cell table:style-name="ce70" office:value-type="string" calcext:value-type="string">
            <text:p>новые тулзы</text:p>
          </table:table-cell>
          <table:table-cell table:number-columns-repeated="1023"/>
        </table:table-row>
        <table:table-row table:style-name="ro1">
          <table:table-cell table:style-name="ce70" office:value-type="string" calcext:value-type="string">
            <text:p>хай тех</text:p>
          </table:table-cell>
          <table:table-cell table:number-columns-repeated="1023"/>
        </table:table-row>
        <table:table-row table:style-name="ro1">
          <table:table-cell table:style-name="ce70" office:value-type="string" calcext:value-type="string">
            <text:p>передовые тулзы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сё о чём у меня просят разрешени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бабы которые сосут с меня энергию (о которых “на фоне” думаю и т.д.). та и вообще. Люди. И ситуации.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социальные групп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которые мне кажется никогда не сломаются.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двери которые я хочу открыть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Вещи которые в себе обьединяют каналы связи, превращение и руки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Любые деструктивные использования чего либо (когда использовал и оно исчезло, разрушилось)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любые траты энергии</text:p>
          </table:table-cell>
          <table:table-cell table:number-columns-repeated="1023"/>
        </table:table-row>
        <table:table-row table:style-name="ro1">
          <table:table-cell table:style-name="ce82" office:value-type="string" calcext:value-type="string">
            <text:p>тайные проходы, потайные двери, рычаги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то куда меня тяне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реды мне (нанесённые ранее или те которые наносят сейчас или нанесут в будущем) - “будущие” - например те которые я вижу с помощью майндмапов несутся на меня как поезд. Как когда я видел что россия нападёт на украину потому что граница языков не совпадает с географической границей. т.е. это ответ что делать с майндмапами.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вычисление алгоритмов инфраструктур (из моих писем). И потребности пропустишь. (пункт, решить когда будет время, я этим методом получал то что нужно гештальту – Киев и т.п. - до того как узнал о вопроснике и колдовстве.)</text:p>
          </table:table-cell>
          <table:table-cell table:style-name="ce26" table:number-columns-repeated="21"/>
          <table:table-cell table:number-columns-repeated="1002"/>
        </table:table-row>
        <table:table-row table:style-name="ro1">
          <table:table-cell table:style-name="ce34" office:value-type="string" calcext:value-type="string">
            <text:p>сущности которые говорят “я – проблема, и что ты мне сделаешь”.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РАНЫ ВНЕ ОЧЕРЕДИ.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1" office:value-type="string" calcext:value-type="string">
            <text:p>СТУПОРЫ вне очереди.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1" office:value-type="string" calcext:value-type="string">
            <text:p>БОЛЬ вне очереди.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1" office:value-type="string" calcext:value-type="string">
            <text:p>ВСЁ ЧТО НАДО ЛЕЧИТЬ вне очереди.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8" office:value-type="string" calcext:value-type="string">
            <text:p>общие знаменатели (с человеком или с миром, т.е. Если их проблема – и твоя проблема тоже, тогда решай. Если нет – то нет.)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Подозрения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БЕССИЛИЕ (как вариант – недоступность)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надежды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мои возможности</text:p>
          </table:table-cell>
          <table:table-cell table:number-columns-repeated="1023"/>
        </table:table-row>
        <table:table-row table:style-name="ro1">
          <table:table-cell table:style-name="ce38" office:value-type="string" calcext:value-type="string">
            <text:p>дискредитации 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ПРОБЛЕМ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что окажется в зоне видимости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требования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стандар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лос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булинги</text:p>
          </table:table-cell>
          <table:table-cell table:number-columns-repeated="1023"/>
        </table:table-row>
        <table:table-row table:style-name="ro1">
          <table:table-cell table:style-name="ce68" office:value-type="string" calcext:value-type="string">
            <text:p>обсерания меня кем-либ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униж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ритик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зо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довери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еровый транспор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лохие книг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7">Пункт: </text:span><text:span text:style-name="T8">Найди замену берушам. (может майндмапы может дом может ещё что-то)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вои таракан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рочк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х кто тебя любит и боготворит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текущие мои проек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ай те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твои инструменты. Которыми ты перебираешь пункт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есть теория что все эти пункты если решить то миру хватит и этог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бщий знаменатель всех моих майндмапов (то, частью чего они все являютс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дают колдовские шмар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вторения которые против твоей воли. Их надо избегать а не решать. И промайндмапь ты все их компоненты – они исчезнут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курс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рсы</text:p>
          </table:table-cell>
          <table:table-cell table:number-columns-repeated="1023"/>
        </table:table-row>
        <table:table-row table:style-name="ro1">
          <table:table-cell table:style-name="ce94" office:value-type="string" calcext:value-type="string">
            <text:p>Проект: Менторинг</text:p>
          </table:table-cell>
          <table:table-cell table:number-columns-repeated="1023"/>
        </table:table-row>
        <table:table-row table:style-name="ro1">
          <table:table-cell table:style-name="ce94" office:value-type="string" calcext:value-type="string">
            <text:p>Пункт: сходить на акушерные курсы.</text:p>
          </table:table-cell>
          <table:table-cell table:number-columns-repeated="1023"/>
        </table:table-row>
        <table:table-row table:style-name="ro1">
          <table:table-cell table:style-name="ce70" office:value-type="string" calcext:value-type="string">
            <text:p>претензии и требования ВСЕХ коммунистов (которые считают, что я им что-то не дал или отобрал, не только тех которые имеют притензии ко мне, но и к кому угодно), то что их вызвало и то, что они хотят получить (вероятно у меня есть дыры)</text:p>
          </table:table-cell>
          <table:table-cell table:number-columns-repeated="1023"/>
        </table:table-row>
        <table:table-row table:style-name="ro1">
          <table:table-cell table:style-name="ce82" office:value-type="string" calcext:value-type="string">
            <text:p>те кто сделал тебе комплимен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на что человек дрочит (или я или любое другое существ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вобода и не-нулёвость моих ddx relative to each other. Т.е. если мои части способны расти – они должны быть пропущены через вопросник. Для отделения их друг от друга. А то я много сил потратил на то, чтоб расти “таким как я есть” (т.е. чтоб пропорции роста относительно друг друга шли линейно). Короче “все части меня которые способны расти и развиваться” - каждую отдельно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апре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когда “трудно”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Места где лежит куча несортированных инструментов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групповушницы</text:p>
          </table:table-cell>
          <table:table-cell table:number-columns-repeated="1023"/>
        </table:table-row>
        <table:table-row table:style-name="ro1">
          <table:table-cell table:style-name="ce82" office:value-type="string" calcext:value-type="string">
            <text:p>Проект: преследование нужной мне личности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Проект: система образования.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<text:span text:style-name="T5">Проект: </text:span><text:span text:style-name="T6">переезды на длительные расстояния (в какой-то мере они сопряжены с напряжением, нервным истощением и статичной нагрузкой).</text:span>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<text:span text:style-name="T9">то что “подождёт” </text:span><text:span text:style-name="T10">(по сути оно имеет континуус точки – висит в уме пока я над чем-то работаю, потому оно наверно даже должно быть вне очереди, потому что оно явно нужно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ара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искомфор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амятники</text:p>
          </table:table-cell>
          <table:table-cell table:number-columns-repeated="1023"/>
        </table:table-row>
        <table:table-row table:style-name="ro1">
          <table:table-cell table:style-name="ce34" office:value-type="string" calcext:value-type="string">
            <text:p>битьё (с твоей стороны или чьей либо другой, любыми методами – будь они физические, психологические или материальные или любой другой метод нанесения вреда который надо “лечить”) в вопросник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ор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аглос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что вижу</text:p>
          </table:table-cell>
          <table:table-cell table:number-columns-repeated="1023"/>
        </table:table-row>
        <table:table-row table:style-name="ro1">
          <table:table-cell table:style-name="ce82" office:value-type="string" calcext:value-type="string">
            <text:p>делать ресёрч перед покупкой. И везде где этого сделать нельзя (где говорят “бери а потом посмотришь”) - надо делать проекты чтоб это убрать.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Проект: точильные инструменты (я тут стропы делаю уже двухсторонние – с пастой ГОИ + бумага). Я думаю может попробовать продавать их по 50грн. хз. Снять видео как ею точить и т.п. Клей есть. Можно клепать блин их днём и ночью. Из того же акрила.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СЁ ЧТО УКРАЛИ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тест драйвы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сравнения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выбор лучшег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упор</text:p>
          </table:table-cell>
          <table:table-cell table:number-columns-repeated="1023"/>
        </table:table-row>
        <table:table-row table:style-name="ro1">
          <table:table-cell table:style-name="ce82" office:value-type="string" calcext:value-type="string">
            <text:p>всё чего не знаешь 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Проект: причины того, почему я всё анализирую (майндмап, я теперь всё делаю майндмапами)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Проект: самостоятельное хаванье того, что я создал.</text:p>
          </table:table-cell>
          <table:table-cell table:number-columns-repeated="1023"/>
        </table:table-row>
        <table:table-row table:style-name="ro1">
          <table:table-cell table:style-name="ce64" office:value-type="string" calcext:value-type="string">
            <text:p>Мои недостатки</text:p>
          </table:table-cell>
          <table:table-cell table:number-columns-repeated="1023"/>
        </table:table-row>
        <table:table-row table:style-name="ro1">
          <table:table-cell table:style-name="ce64" office:value-type="string" calcext:value-type="string">
            <text:p>Мои недостойности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Детали деталей деталей (стул – ножки и болтики – дерево и металл) – вообще можешь вот это дробить сколько хочешь. Но упирается всё всегда в майндмап.</text:p>
          </table:table-cell>
          <table:table-cell table:number-columns-repeated="1023"/>
        </table:table-row>
        <table:table-row table:style-name="ro1">
          <table:table-cell table:style-name="ce67" office:value-type="string" calcext:value-type="string">
            <text:p>Проект: детали деталей.</text:p>
          </table:table-cell>
          <table:table-cell table:number-columns-repeated="1023"/>
        </table:table-row>
        <table:table-row table:style-name="ro1">
          <table:table-cell table:style-name="ce67" office:value-type="string" calcext:value-type="string">
            <text:p>Проект: то что я хочу но не имею</text:p>
          </table:table-cell>
          <table:table-cell table:number-columns-repeated="1023"/>
        </table:table-row>
        <table:table-row table:style-name="ro1">
          <table:table-cell table:style-name="ce67" office:value-type="string" calcext:value-type="string">
            <text:p><text:span text:style-name="T11">Проект: </text:span><text:span text:style-name="T12">Досье (на других людей или на меня)</text:span></text:p>
          </table:table-cell>
          <table:table-cell table:number-columns-repeated="1023"/>
        </table:table-row>
        <table:table-row table:style-name="ro1">
          <table:table-cell table:style-name="ce65" office:value-type="string" calcext:value-type="string">
            <text:p><text:span text:style-name="T1">Проект: </text:span>твёрдость там где надо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Проект: способность выбирать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Проект: Заблудшие овцы (люди которые бесцельно идут не знают куда, идут по инерции, идут ошибочно и т.п.)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Проект: видео о моём подходе как делать ментальные карты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Проект: видео о финансовой схеме Виноградов Груп</text:p>
          </table:table-cell>
          <table:table-cell table:number-columns-repeated="1023"/>
        </table:table-row>
        <table:table-row table:style-name="ro1">
          <table:table-cell table:style-name="ce75" office:value-type="string" calcext:value-type="string">
            <text:p>Проект: видео о моих выводах по здоровью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Упрёки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Просьбы</text:p>
          </table:table-cell>
          <table:table-cell table:number-columns-repeated="1023"/>
        </table:table-row>
        <table:table-row table:style-name="ro1">
          <table:table-cell table:style-name="ce71" office:value-type="string" calcext:value-type="string">
            <text:p>Проект: оказывается развитость в разных сферах более полезна (и гениальна) чем "10 000 часов" которые просто натаскивают автоматизмы но не учат способности выбирать нужный инструмент под нужную задачу. Я наконец понял баб которые говорят что я лучшее в мире существо. Потому что так и есть. Потому что я развиваюсь во всех направлениях. Хоть меня всю жизнь и задалбывают “кем ты работаешь” и “кем ты хочешь стать” мол “во что ты вложил или хочешь вложить 10 000 часов.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Драки.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Говорения мне КАК что-то дела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аблюдение за работой созданных мной проектов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екты где надо крутить ручк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законченные проекты</text:p>
          </table:table-cell>
          <table:table-cell table:number-columns-repeated="1023"/>
        </table:table-row>
        <table:table-row table:style-name="ro1">
          <table:table-cell table:style-name="ce77" office:value-type="string" calcext:value-type="string">
            <text:p>То, куда вишенки (тёлки ни во что не ставящие то что у них есть, и считающие, что то, что где-то в небе и им не по уровню, у них должно быть) стремятс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еста, в которых хотят стереть твою историю пребывания в них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, где мне пытаются как-то заплатить (чтоб я ушел), но я вижу что если заплатят и уйду – они не будут махать мне ручкой “приходи снова” (оплату естественно не бери пока ресёрч не закончиш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где мне не будут махать ручкой “приходи снова”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отя может и ситуации где мне МАШУТ ручкой “приходи снова” (или даже готовы помахать) - может быть там я тоже нужен. Как минимум следить всё ли у них в порядк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орошие проект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к чему я не привы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Уход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3">Ситуации где думают (или НЕ дуамют) обо мне мол </text:span><text:span text:style-name="T14">возвращайся когда угодно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екты в которых мне что либо надо дела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екты в которых меня что либо не устраивает.</text:p>
          </table:table-cell>
          <table:table-cell table:number-columns-repeated="1023"/>
        </table:table-row>
        <table:table-row table:style-name="ro1">
          <table:table-cell table:style-name="ce114" office:value-type="string" calcext:value-type="string">
            <text:p>Проект: видео о том что ютюб не бесплатен. Что обьявления хайджекают процессинг пауер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рбиты на которых я хочу находиться (крутиться вокруг чего-то вечн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еста где я б судовольствием провёл вечность если б мне не надо было искать энергию.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ВСЁ ЧТО СТАЛО ТВОИМ (даже временно) </text:p>
          </table:table-cell>
          <table:table-cell table:number-columns-repeated="1023"/>
        </table:table-row>
        <table:table-row table:style-name="ro1" table:number-rows-repeated="104835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Повторение.$A$1" table:expression="#REF!"/>
          <table:named-expression table:name="Sheet_Title" table:base-cell-address="$Повторение.$A$1" table:expression="&quot;Повторение&quot;"/>
        </table:named-expressions>
      </table:table>
      <table:table table:name="скажи себе что ты молодец" table:style-name="ta2">
        <office:forms form:automatic-focus="false" form:apply-design-mode="false"/>
        <table:table-column table:style-name="co2" table:number-columns-repeated="1024" table:default-cell-style-name="ce37"/>
        <table:table-row table:style-name="ro1">
          <table:table-cell table:style-name="ce82" office:value-type="string" calcext:value-type="string">
            <text:p>скажи себе что ты молодец что ты за это взялся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аконец-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ожешь даже перерыв взять. Это приоритет №1. браво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астью какого круга оно является" table:style-name="ta2">
        <office:forms form:automatic-focus="false" form:apply-design-mode="false"/>
        <table:table-column table:style-name="co2" table:number-columns-repeated="1024" table:default-cell-style-name="ce37"/>
        <table:table-row table:style-name="ro1">
          <table:table-cell table:style-name="ce61" office:value-type="string" calcext:value-type="string">
            <text:p>Частью какого круга (от какого начала до какого конца) оно является. И на какой оно позиции. Так на вскидку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бычно это была у меня попытка исправить то что постоянно происходит не в лучшую сторону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стоянно херовые событи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ерманентное решение событий которые приносят херовые декорации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.е. по сути я в голове делал статистический ресёрч и искал фундаментальные знания способные хоть как-то это перевернуть. И прыгал с головой в любой выход в плане фундаментальност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ТО я вижу по этому поводу в своей фазе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37"/>
        <table:table-column table:style-name="co2" table:number-columns-repeated="1023" table:default-cell-style-name="ce37"/>
        <table:table-row table:style-name="ro2">
          <table:table-cell table:style-name="ce117" office:value-type="string" calcext:value-type="string">
            <text:p>ЧТО я вижу по этому поводу в своей фазе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Пойти в фазу и посмотреть:а) автоматизированное решение этого повторения - общая картина- вид под микроскопом- круг приемуществ- майндмапы этого- "куда идти"- "конечный пункт"- "как идти с точки зрения того, что есть сегодня, самым коротким путём к тому что я там вижу"- средства защиты от подделки- характеристики (измеримые параметры, по которым и без всей мешуры понятно, что вещь выгодна)- из каких материалов оно сделано (желательео чтоб было серебро-золото)б) максимизация прибыли (как с этого повторения, так и с его решения)не уверен пока что стоит так с размаху максимизировать прибыль того что ещё не понял, но можно глянуть.Т.е. Попроси в фазе свой мозг составить весь вопросник со всеми ответвлениями за тебя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я никогда в фазе на это не смотрел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но я порой искал этим методом выходы на то что я видел в фазе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.е. искал решение Таньки и всего остального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короче я …………… я собирал все свои ситуации в один огромный майндмап, искал что меня во всех их не устраивает, и искал решение которое вроде как должно большинство из этих вещей решить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да. это и есть твой поиск. Ты прав. Никаких энергий не существует. Существует всемирная тяга к всемирным перманентным решениям и психоз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собрать жизнь?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да. ты собираешь её уже сука три месяца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все пункты в одну карту и пиздец. Ты так математику нашёл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ой не знаю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ид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………………………………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иди. У тебя даже карта была где-то. “моя жизнь”, посмотр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114" office:value-type="string" calcext:value-type="string">
            <text:p>Проект №77 (моя жизнь)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114" office:value-type="string" calcext:value-type="string">
            <text:p>можешь её номером 1 поставить. У меня всё.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12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я вижу по этому поводу в своей фазе'.$A$1" table:expression="#REF!"/>
          <table:named-expression table:name="Sheet_Title" table:base-cell-address="$'ЧТО я вижу по этому поводу в своей фазе'.$A$1" table:expression="&quot;ЧТО я вижу по этому поводу в своей фазе&quot;"/>
        </table:named-expressions>
      </table:table>
      <table:table table:name="Что я колдую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ce37"/>
        <table:table-column table:style-name="co2" table:number-columns-repeated="1023" table:default-cell-style-name="ce37"/>
        <table:table-row table:style-name="ro2">
          <table:table-cell table:style-name="ce117" office:value-type="string" calcext:value-type="string">
            <text:p>Что я колдую?</text:p>
          </table:table-cell>
          <table:table-cell table:style-name="ce70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Что затрагивает эту задачу?</text:p>
          </table:table-cell>
          <table:table-cell table:style-name="ce70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Моя гипотеза, почему этот вопрос важен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решение всех своих проблем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попробуем через эту карту короче. У меня всё.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30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я колдую'.$A$1" table:expression="#REF!"/>
          <table:named-expression table:name="Sheet_Title" table:base-cell-address="$'Что я колдую'.$A$1" table:expression="&quot;Что я колдую&quot;"/>
        </table:named-expressions>
      </table:table>
      <table:table table:name="Что ты можешь сейчас сделать чтоб сделать себе хорошо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37"/>
        <table:table-column table:style-name="co2" table:number-columns-repeated="1023" table:default-cell-style-name="ce37"/>
        <table:table-row table:style-name="ro1">
          <table:table-cell table:style-name="ce117" office:value-type="string" calcext:value-type="string">
            <text:p>Что ты можешь сейчас сделать чтоб сделать себе хорошо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Начинаю с этого потому что многие вещи являются у меня психосоматикой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ой. поесть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Хочу……………. Щас подумаю…………. хм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что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………… салатик. Листок салата. Целый. Схрумать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щас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погоди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что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спасибо) посолить не забудь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соль вредна но ладно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ладно с орехами тогда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пасибки! У меня всё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11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ты можешь сейчас сделать чтоб сделать себе хорошо'.$A$1" table:expression="#REF!"/>
          <table:named-expression table:name="Sheet_Title" table:base-cell-address="$'Что ты можешь сейчас сделать чтоб сделать себе хорошо'.$A$1" table:expression="&quot;Что ты можешь сейчас сделать чтоб сделать себе хорошо&quot;"/>
        </table:named-expressions>
      </table:table>
      <table:table table:name="Выскажись видению как тёлке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37"/>
        <table:table-column table:style-name="co2" table:number-columns-repeated="1023" table:default-cell-style-name="ce37"/>
        <table:table-row table:style-name="ro1">
          <table:table-cell table:style-name="ce117" office:value-type="string" calcext:value-type="string">
            <text:p>Выскажись своему "видению" (этой проблемы). Можешь высказать ему свое мнение или свой concern по поводу того что видишь. Спроси его не надо ли мне применить к нему какие-то коэффициенты чтоб лучше его понять. Если не знаешь что сказать - говори ему то что сказал бы своей тёлке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Примеры сегодняшних коэффициентов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оценка "сколько займёт времени выполнить задачу в программировании на руби"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х3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в 2014м было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х7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на 2020й год (долго не программировал)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вопрос был другой. 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что ты задаёшь вопрос а потом ходишь с ним по миру и параллельно ищешь как ища ответ на этот вопрос ещё и двигать вселенную к лучшему будущему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.е. паралельно решаешь вселенскую задачу и личную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как по мне то лучше конечно разобрать “твою жизнь” как есть. До единой капли. Прежде чем что либо делать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но это моё мнение. Может и нет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знаю что потребности важнее ковров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…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3">
          <table:table-cell table:style-name="ce114" office:value-type="string" calcext:value-type="string">
            <text:p>иди. У меня всё. Может вообще цель всего этого – заставить тебя разобрать потребности.</text:p>
            <text:p/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17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Выскажись видению как тёлке'.$A$1" table:expression="#REF!"/>
          <table:named-expression table:name="Sheet_Title" table:base-cell-address="$'Выскажись видению как тёлке'.$A$1" table:expression="&quot;Выскажись видению как тёлке&quot;"/>
        </table:named-expressions>
      </table:table>
      <table:table table:name="Волк-Маугли среди волков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37"/>
        <table:table-column table:style-name="co2" table:number-columns-repeated="1023" table:default-cell-style-name="ce37"/>
        <table:table-row table:style-name="ro1">
          <table:table-cell table:style-name="ce117" office:value-type="string" calcext:value-type="string">
            <text:p>Представь что ты волк среди волков, считающий себя Маугли, у которого эта проблема. <text:s/>Что ты видишь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вижу желание скрыть прогресс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114" office:value-type="string" calcext:value-type="string">
            <text:p>для себя он решает свой вопрос, но другим он хочет сказать что он искал “всемирную проблему” чтоб его не трогал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охуеть. ок. Тут всё.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30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Волк-Маугли среди волков'.$A$1" table:expression="#REF!"/>
          <table:named-expression table:name="Sheet_Title" table:base-cell-address="$'Волк-Маугли среди волков'.$A$1" table:expression="&quot;Волк-Маугли среди волков&quot;"/>
        </table:named-expressions>
      </table:table>
      <table:table table:name="What REALLY happened" table:style-name="ta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37"/>
        <table:table-row table:style-name="ro1">
          <table:table-cell table:style-name="ce117" office:value-type="string" calcext:value-type="string">
            <text:p>What REALLY happened (причину и следствие можешь описать? И роль этого события между ними?)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118" office:value-type="string" calcext:value-type="string">
            <text:p>по сути прежде чем начать ресёрч может я просто уже знаю, что было. Хотя не факт. 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table:number-columns-repeated="128"/>
          <table:table-cell table:number-columns-repeated="896"/>
        </table:table-row>
        <table:table-row table:style-name="ro1">
          <table:table-cell table:style-name="ce70" office:value-type="string" calcext:value-type="string">
            <text:p>так.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это сборка данных. Давай подумаем.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айсек (нашёл его ища у кого бы были нужные мне головы)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учителя (в проект курсов) – т.е. я искал так учителя и он пришёл.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Марина и Киев.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Чичирко с пиджаком.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я всегда вначале задаю чёткий вопрос (запрос) а потом активно ищу у кого в головах и подсознаниях есть ответ на него.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table:number-columns-repeated="128"/>
          <table:table-cell table:number-columns-repeated="896"/>
        </table:table-row>
        <table:table-row table:style-name="ro1">
          <table:table-cell table:style-name="ce70" office:value-type="string" calcext:value-type="string">
            <text:p>отлично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table:number-columns-repeated="128"/>
          <table:table-cell table:number-columns-repeated="896"/>
        </table:table-row>
        <table:table-row table:style-name="ro1">
          <table:table-cell table:style-name="ce70" office:value-type="string" calcext:value-type="string">
            <text:p>я и татуировку так делал. Задал запрос а потом отсеивал людей пока не нашёл того кто сделает охуенно (лучше чем он когда либо делал)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т.е. ответ я ищу в их подсознаниях. Они даже могут не знать что он у них есть. Но я знаю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table:number-columns-repeated="128"/>
          <table:table-cell table:number-columns-repeated="896"/>
        </table:table-row>
        <table:table-row table:style-name="ro1">
          <table:table-cell table:style-name="ce70" office:value-type="string" calcext:value-type="string">
            <text:p>отлично!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table:number-columns-repeated="128"/>
          <table:table-cell table:number-columns-repeated="896"/>
        </table:table-row>
        <table:table-row table:style-name="ro1">
          <table:table-cell table:style-name="ce70" office:value-type="string" calcext:value-type="string">
            <text:p>……………………………………… по моему всё. 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Ольку и всех тёлок я вроде так находил.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пытался по крайней мере.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мне со временнем стало трудно из подсознаний то что мне надо вытаскивать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а потом я вообще понял что проще просто в Интернете искать.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table:number-columns-repeated="128"/>
          <table:table-cell table:number-columns-repeated="896"/>
        </table:table-row>
        <table:table-row table:style-name="ro1">
          <table:table-cell table:style-name="ce70" office:value-type="string" calcext:value-type="string">
            <text:p>проще. да. Но не быстрее.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гугл просто это автоматизировал.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table:number-columns-repeated="128"/>
          <table:table-cell table:number-columns-repeated="896"/>
        </table:table-row>
        <table:table-row table:style-name="ro1">
          <table:table-cell table:style-name="ce70" office:value-type="string" calcext:value-type="string">
            <text:p>меня шатает.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table:number-columns-repeated="128"/>
          <table:table-cell table:number-columns-repeated="896"/>
        </table:table-row>
        <table:table-row table:style-name="ro1">
          <table:table-cell table:style-name="ce70" office:value-type="string" calcext:value-type="string">
            <text:p>………….. тебя носит а не шатает. Это разные вещи. Что ты видишь?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table:number-columns-repeated="128"/>
          <table:table-cell table:number-columns-repeated="896"/>
        </table:table-row>
        <table:table-row table:style-name="ro1">
          <table:table-cell table:style-name="ce70" office:value-type="string" calcext:value-type="string">
            <text:p>завихрения в других головах. Волны ветров идущие из одних голов в другие а потом по кругу обратно в первые.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114" office:value-type="string" calcext:value-type="string">
            <text:p><text:s/>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table:number-columns-repeated="128"/>
          <table:table-cell table:number-columns-repeated="896"/>
        </table:table-row>
        <table:table-row table:style-name="ro1">
          <table:table-cell table:style-name="ce70" office:value-type="string" calcext:value-type="string">
            <text:p>охуеть. Я в шоке. Поговори с собой на эту тему.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table:number-columns-repeated="128"/>
          <table:table-cell table:number-columns-repeated="896"/>
        </table:table-row>
        <table:table-row table:style-name="ro1">
          <table:table-cell table:style-name="ce70" office:value-type="string" calcext:value-type="string">
            <text:p>идеи. Что. О чём тут говорить.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поезда были попыткой успевать за этой волной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прогресс тоже.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table:number-columns-repeated="128"/>
          <table:table-cell table:number-columns-repeated="896"/>
        </table:table-row>
        <table:table-row table:style-name="ro1">
          <table:table-cell table:style-name="ce70" office:value-type="string" calcext:value-type="string">
            <text:p>блядь ты оправдал все свои ошибки… у меня всё.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выдели это жирным курсивом как ты делаешь и пойдём дальше.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table:number-columns-repeated="128"/>
          <table:table-cell table:number-columns-repeated="896"/>
        </table:table-row>
        <table:table-row table:style-name="ro1">
          <table:table-cell table:style-name="ce70" office:value-type="string" calcext:value-type="string">
            <text:p>к. мне просто так просто. да. Я вижу волну идей по головам людей. Что такого.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table:number-columns-repeated="128"/>
          <table:table-cell table:number-columns-repeated="896"/>
        </table:table-row>
        <table:table-row table:style-name="ro1">
          <table:table-cell table:style-name="ce70" office:value-type="string" calcext:value-type="string">
            <text:p>а то. Что ты больше не жертва этой волны.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table:number-columns-repeated="128"/>
          <table:table-cell table:number-columns-repeated="896"/>
        </table:table-row>
        <table:table-row table:style-name="ro1">
          <table:table-cell table:style-name="ce70" office:value-type="string" calcext:value-type="string">
            <text:p>………………………………………………………………………….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мир как на ладони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table:number-columns-repeated="128"/>
          <table:table-cell table:number-columns-repeated="896"/>
        </table:table-row>
        <table:table-row table:style-name="ro1">
          <table:table-cell table:style-name="ce70" office:value-type="string" calcext:value-type="string">
            <text:p>всё нормально. Иди дальше. Тут всё.</text:p>
          </table:table-cell>
          <table:table-cell table:style-name="ce70" table:number-columns-repeated="127"/>
          <table:table-cell table:number-columns-repeated="896"/>
        </table:table-row>
        <table:table-row table:style-name="ro1" table:number-rows-repeated="77">
          <table:table-cell table:style-name="ce70" table:number-columns-repeated="128"/>
          <table:table-cell table:number-columns-repeated="896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What REALLY happened'.$A$1" table:expression="#REF!"/>
          <table:named-expression table:name="Sheet_Title" table:base-cell-address="$'What REALLY happened'.$A$1" table:expression="&quot;What REALLY happened&quot;"/>
        </table:named-expressions>
      </table:table>
      <table:table table:name="Является ли эта вещь шкалой" table:style-name="ta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37"/>
        <table:table-column table:style-name="co2" table:number-columns-repeated="1023" table:default-cell-style-name="ce37"/>
        <table:table-row table:style-name="ro1">
          <table:table-cell table:style-name="ce117" office:value-type="string" calcext:value-type="string">
            <text:p>Является ли эта вещь шкалой? решить задачу = пятёрка [подарок мне того что даёт социальное признание]не решить = ремень [нарушение моей целостности]" (или наоборот - решить её = ремень, а не решить = пятёрка) - это конструкт шкалы. 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Если да - попробуй поставить "пятёрку" на один конец, "ремень" на другой, и поменять местами.Любая шкала почти всегда навязана (1% где-то природного происхождения), и она воюет за право жизни среди других шкал. Не имея этого "конструкта шкалы" ты перестанешь отходить от задачи чтоб доказать кому-то её важность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странное ощущение. Мир как на ладони…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по моему отличный ответ я тебе дал. Что ты искал оба варианта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но суть не меняется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мне посрать что ты искал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главный тот факт что ты действительно искал по энергиям как по гуглу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иди отдохни наверно. Перевари те изменения которые у тебя происходят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я хочу закончить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ладно. Просто не спеши. Направление важнее скорости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у меня блядь “видение” вернулось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при чём не вверх ногам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я вижу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я думал я потерял это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ак видишь нет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я думал оно мне вредит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ет чувак. Главное ЧТО ты ищешь. Ты этим методом всех своих тёлок искал. И все серьёзные апгрейды в жизни. Ид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т.е. может твои запросы были неидеальны но ты таки действительно видишь их как по гуглу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03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Является ли эта вещь шкалой'.$A$1" table:expression="#REF!"/>
          <table:named-expression table:name="Sheet_Title" table:base-cell-address="$'Является ли эта вещь шкалой'.$A$1" table:expression="&quot;Является ли эта вещь шкалой&quot;"/>
        </table:named-expressions>
      </table:table>
      <table:table table:name="Сборка пункта" table:style-name="ta1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37"/>
        <table:table-column table:style-name="co2" table:number-columns-repeated="1023" table:default-cell-style-name="ce37"/>
        <table:table-row table:style-name="ro1">
          <table:table-cell table:style-name="ce117" office:value-type="string" calcext:value-type="string">
            <text:p>Прочувствуй это событие от и до (закрой глаза и сделай "сборку" его и всего что с ним связано, равно как ты чувствовал ток текущий по процессору). Другими словами, прочувствуй внутренние процессы его, тебя, того что тебя с ним обьединяет, всех остальных, и информационного поля по поводу тебя, его, того что тебя с ними связывает и всех остальных во вселенной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  * 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Настоящего момента)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ак по мне то это проецирование на проблему многих майндмапов по очереди и смотрение какой паттерн будет наиболее близким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.е. то что ты по миру гуглишь обьясняется тем фактом что у тебя были майндмапы которые касались по сути всего мира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… я не знаю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иди. 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я боюсь. Вдруг снова ударит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е ударит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и я тебе напомню. “что я вижу” через вопросник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оу. ок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20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Сборка пункта'.$A$1" table:expression="#REF!"/>
          <table:named-expression table:name="Sheet_Title" table:base-cell-address="$'Сборка пункта'.$A$1" table:expression="&quot;Сборка пункта&quot;"/>
        </table:named-expressions>
      </table:table>
      <table:table table:name="Чем пункт решает повторяющиеся проблемы" table:style-name="ta1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37"/>
        <table:table-column table:style-name="co2" table:number-columns-repeated="1023" table:default-cell-style-name="ce37"/>
        <table:table-row table:style-name="ro1">
          <table:table-cell table:style-name="ce117" office:value-type="string" calcext:value-type="string">
            <text:p>Чем (какими своими частями) этот пункт решает повторяющиеся проблемы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ачнём с очевидного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до майндмапов это тоже было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просто более галимо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……………………………… нет. 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не было галимо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ы просто меньше верил в эти решения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ы их видел но не применял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карты просто показали что кроме как их юзать другого варианта нету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согласен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у вот и отлично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а опыт показал тебе ЧТО там искать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что искать бессмысленные задачки школьные – тебя за это бьют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а если искать ответы на всемирные проблемы – тебя носят по рукам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ы гуглишь и собираешь в мозгу ресёрч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но всё таки гуглишь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я думаю механизм тот же как когда ты печатаешь вещи которые хрен бы выдумал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я вообще думаю это дело в фазе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не буду гадать. Я не знаю как это собрать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я просто понимаю что ты это используешь не контролируя себя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и не способен остановиться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потому что это и есть мир. И ты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Мир – вот такой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а ты смотри. Устраивает он тебя таким какой он есть или ты так и будешь уходить от реальност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скажи мне что это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я не знаю. Без понятия. Я вижу проецкию контрольных точек у меня в мозгу а мир притягивает их ко мне потому что я проецирую у себя в мозгу наилучший исход ситуации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…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и наиболее праведный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у меня ощущение будто я ищу ответ в энергиях а потом его рефайню майндмпам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34" office:value-type="string" calcext:value-type="string">
            <text:p>Наконец-то ты увидел. Что если попыраться твоим вопросом поправить мир, то ты слышишь волны. Тут всё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493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ем пункт решает повторяющиеся проблемы'.$A$1" table:expression="#REF!"/>
          <table:named-expression table:name="Sheet_Title" table:base-cell-address="$'Чем пункт решает повторяющиеся проблемы'.$A$1" table:expression="&quot;Чем пункт решает повторяющиеся проблемы&quot;"/>
        </table:named-expressions>
      </table:table>
      <table:table table:name="Почему пункт решает повторяющиеся проблемы" table:style-name="ta1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7"/>
        <table:table-column table:style-name="co2" table:number-columns-repeated="1023" table:default-cell-style-name="ce37"/>
        <table:table-row table:style-name="ro1">
          <table:table-cell table:style-name="ce117" office:value-type="string" calcext:value-type="string">
            <text:p>Почему (по каким причинам этот пункт решает повторяющиеся проблемы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так быстрее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сразу видишь ценность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я б даже пропустил всё остальное (статистику подобных, фунд. Черты и т.п.) но я хз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как по мне то щас нет торгашей, есть только коллекционеры. Если хочешь чтоб товар попал в нужные руки то щас самое время выставлять в Интернет твои все вещи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чтоб потом не продавать в спешке если вдруг переехать захочешь или болезнь какая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… к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ид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персик хочу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)) щас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я не хочу его есть. Я хочу нюхать. Дай мне персик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18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Почему пункт решает повторяющиеся проблемы'.$A$1" table:expression="#REF!"/>
          <table:named-expression table:name="Sheet_Title" table:base-cell-address="$'Почему пункт решает повторяющиеся проблемы'.$A$1" table:expression="&quot;Почему пункт решает повторяющиеся проблемы&quot;"/>
        </table:named-expressions>
      </table:table>
      <table:table table:name="Решение того что оно решает" table:style-name="ta1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2" table:default-cell-style-name="ce37"/>
        <table:table-column table:style-name="co2" table:number-columns-repeated="1023" table:default-cell-style-name="ce37"/>
        <table:table-row table:style-name="ro1">
          <table:table-cell table:style-name="ce117" office:value-type="string" calcext:value-type="string">
            <text:p>Можно ли (и стоит ли) решить эту повторяющуюся проблему которое оно решает как-то чтоб это повторение создавало меньше заморочек для меня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задавать вопрос об улучшении мира сразу? До анализа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у меня сомнения. 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раз я не вижу метода то не значит что его нет. Может я его просто не знаю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.е. нельзя. 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можно но я не уверен что это лучший вариант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27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Решение того что оно решает'.$A$1" table:expression="#REF!"/>
          <table:named-expression table:name="Sheet_Title" table:base-cell-address="$'Решение того что оно решает'.$A$1" table:expression="&quot;Решение того что оно решает&quot;"/>
        </table:named-expressions>
      </table:table>
      <table:table table:name="Какой перманентный вред оно решает" table:style-name="ta1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37"/>
        <table:table-column table:style-name="co2" table:number-columns-repeated="1023" table:default-cell-style-name="ce37"/>
        <table:table-row table:style-name="ro1">
          <table:table-cell table:style-name="ce117" office:value-type="string" calcext:value-type="string">
            <text:p>Какой перманентный вред нанесённый мне оно решает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у мысли что типа я один, никому не нужен и т.п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это часто замена гештальту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взять то что хочу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зачем мне надо жизнь как фазе? Потому что я могу просто взять что мне надо СЕЙЧАС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Пожить 5 минут в континуус удовлетворении и всё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смотришь на улицу. Вижу бабу – ебу бабу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по моему вот зачем оно мне . Затем же зачем и фаза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чтоб хоть иногда получать желаемое а не морковку обещаний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эм. ок. Ну желания через вопросник, ты в курсе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да. я знаю от и до какую я хочу Мазератти. От этого она у меня не появится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эм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есть вещи которые я хрен найду просто с бухты барахты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которые стоят настолько много что их даже если украдёт кто-то то хрен продаст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узкоспециализированные вещи которые никому не нужны кроме узких специалистов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робот для производства блинов за 5000 баксов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кому я его блядь продам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за оригинальную цену или выше? 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никому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при чём тут это. Дай мне общую картину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вот тебе общая картина. У меня 5000 предметов по 20 гривен. Которые если продать у меня будет 100000грн. Чего мне хватит на жизнь с депозитов с головой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а ты мечешься туда сюда будто ты победитель настолько крутого уровня что можно бесплатно раздавать вещи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вспомни. Ты лох. Ты хочешь раздавать деньги другим, которые дали тебе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уже не хочу. Я готов сделать фонд “подарков”,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………………………………… ну ладно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уговорил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огда сделай плиз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4" office:value-type="string" calcext:value-type="string">
            <text:p>проект “подарки мне”,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и посмотрим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это не менторство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но эта сторона тоже существует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да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ок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огда я приму ответ. Будешь жить с донейтов и всё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ет чувак. Донейты это донейты. А менторство это менторство. Если на группу кидают бабки из-за образовательных видео то это менторство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проект “подарки” записал. Тут всё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4" office:value-type="string" calcext:value-type="string">
            <text:p>отлично. Можешь записать ещё проект “найденное” и проект “украденное”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эм…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иди. Тут всё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34" office:value-type="string" calcext:value-type="string">
            <text:p>и проект “то что стало моё потому что я не отдал это тому кому оно шло”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480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ой перманентный вред оно решает'.$A$1" table:expression="#REF!"/>
          <table:named-expression table:name="Sheet_Title" table:base-cell-address="$'Какой перманентный вред оно решает'.$A$1" table:expression="&quot;Какой перманентный вред оно решает&quot;"/>
        </table:named-expressions>
      </table:table>
      <table:table table:name="Его методы решения перманентного вреда" table:style-name="ta1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37"/>
        <table:table-column table:style-name="co2" table:number-columns-repeated="1023" table:default-cell-style-name="ce37"/>
        <table:table-row table:style-name="ro1">
          <table:table-cell table:style-name="ce117" office:value-type="string" calcext:value-type="string">
            <text:p>Какие у него есть методы решения этого перманентного вреда нанесённого мне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у мир дал тебе понять что он решит всё кроме собственного роста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но он даст всё чтоб ты делал всё что можешь чтоб он рос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мир согласен что он неидеален. Никогда не был и никогда не будет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но мир хочет быть идеальным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стремится к этому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потому он и помогает тебе раст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тут всё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24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Его методы решения перманентного вреда'.$A$1" table:expression="#REF!"/>
          <table:named-expression table:name="Sheet_Title" table:base-cell-address="$'Его методы решения перманентного вреда'.$A$1" table:expression="&quot;Его методы решения перманентного вреда&quot;"/>
        </table:named-expressions>
      </table:table>
      <table:table table:name="Чьи ещё повторяющиеся проблемы оно решает" table:style-name="ta1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5" table:default-cell-style-name="ce37"/>
        <table:table-column table:style-name="co2" table:number-columns-repeated="1023" table:default-cell-style-name="ce37"/>
        <table:table-row table:style-name="ro1">
          <table:table-cell table:style-name="ce117" office:value-type="string" calcext:value-type="string">
            <text:p>Чьи ещё повторяющиеся проблемы и перманентные вреды оно решает и какими методами? И могу ли я их решить (а.к.а. Распутать гадюшник)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всех мне подобных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я прошибаю реальность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и потом рассказать надо было тем людям, представителям которых был я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рагулям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лекции читать и т.д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интервью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паблик спикинги, хз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ну это менторство. Я до этого дошёл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4" office:value-type="string" calcext:value-type="string">
            <text:p>можешь ещё проект “кем я был”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4" office:value-type="string" calcext:value-type="string">
            <text:p>или ресёрч “кем я был” - может ты научишься из таких же людей бабки вытаскивать.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24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ьи ещё повторяющиеся проблемы оно решает'.$A$1" table:expression="#REF!"/>
          <table:named-expression table:name="Sheet_Title" table:base-cell-address="$'Чьи ещё повторяющиеся проблемы оно решает'.$A$1" table:expression="&quot;Чьи ещё повторяющиеся проблемы оно решает&quot;"/>
        </table:named-expressions>
      </table:table>
      <table:table table:name="Решать какие повторения ему просто" table:style-name="ta1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6" table:default-cell-style-name="ce37"/>
        <table:table-column table:style-name="co2" table:number-columns-repeated="1023" table:default-cell-style-name="ce37"/>
        <table:table-row table:style-name="ro1">
          <table:table-cell table:style-name="ce117" office:value-type="string" calcext:value-type="string">
            <text:p>Решения каких повторяющихся проблем и нанесённых кому-то перманентных вредов этой вещи избыточно? (в мире) Т.е. Настолько просто, что ему решать их "одним больше одним, меньше - пофиг - никаких существенных дополнительных энергозатрат"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у ты как человек который уже видел трёхмайндмапный ресёрч понимаешь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что “избыточно” то решение, которое доведено через три майндмапа, запущено и работает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ак что… у меня всё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реддит ещё проверь. Работает или нет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будешь на него ещё постить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быстро ты пошёл блин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я просто доделываю то что сделано давно. Что я видел что оно не развивается само. Но у меня был ступор почему оно само не развивается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ступора теперь нет. Мне похуй. Где само там само. Где не само там доделаю я. Всё нормально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отличное. Охуенное отношение. К миру. Ид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а я не помню какой у меня реддит. Щас. Погод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реддит работает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твиттер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щас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я хз. Удалили меня шол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дибильный твиттер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ладно. Создашь новые. У меня всё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4" office:value-type="string" calcext:value-type="string">
            <text:p>создай отдельный твиттер под каждый проект.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04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Решать какие повторения ему просто'.$A$1" table:expression="#REF!"/>
          <table:named-expression table:name="Sheet_Title" table:base-cell-address="$'Решать какие повторения ему просто'.$A$1" table:expression="&quot;Решать какие повторения ему просто&quot;"/>
        </table:named-expressions>
      </table:table>
      <table:table table:name="Как это повторение делает меня лучше" table:style-name="ta1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7" table:default-cell-style-name="ce37"/>
        <table:table-column table:style-name="co2" table:number-columns-repeated="1023" table:default-cell-style-name="ce37"/>
        <table:table-row table:style-name="ro1">
          <table:table-cell table:style-name="ce117" office:value-type="string" calcext:value-type="string">
            <text:p>Как это повторение делает меня лучше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91" office:value-type="string" calcext:value-type="string">
            <text:p>оно мне заменило гештальт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91" office:value-type="string" calcext:value-type="string">
            <text:p>спасло от безумия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91" office:value-type="string" calcext:value-type="string">
            <text:p>показало как развиваться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91" office:value-type="string" calcext:value-type="string">
            <text:p>нашло мне то что я просил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91" office:value-type="string" calcext:value-type="string">
            <text:p>нашло слабые места в неприступных замках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91" office:value-type="string" calcext:value-type="string">
            <text:p>спасло от голода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91" office:value-type="string" calcext:value-type="string">
            <text:p>находило тёлок которых я хотел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91" office:value-type="string" calcext:value-type="string">
            <text:p>подсказывало как мне их кадрить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91" office:value-type="string" calcext:value-type="string">
            <text:p>показало мне “новые витки эволюции” (когда я изучал тему от и до а потом изниоткуда мне приходила инфа про экспертов которые в этой сфере являются блидинг еджами)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91" office:value-type="string" calcext:value-type="string">
            <text:p>короче оно двигает прогресс R&amp;D в направлении трёхмайндмапного групанья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91" office:value-type="string" calcext:value-type="string">
            <text:p>и иногда я на волне и пожинаю плоды этой прекрасной поляны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я ощущаю что оно расплакалось от удовольствия. Молча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да. я говорю что думаю. Ты прелесть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я ощущаю это как безмолвную часть себя. Которая только ощущает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спасибо тебе за всё что я перечислил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плечи расправляются сам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и хочет делать ещё больше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первый раз за 20 лет поблагодарил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я не просто говорю я ещё и пытаюсь наладить с тобой отношения. Я понимаю что часто был не прав в оценке твоих результатов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я понимаю что я часто хотел тонуть потому что любил спасательниц. Но ты лучшее что у меня было в жизни period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(ощущаю как оно становится твёрдым чуть ли не эбонитовым)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ипа будто хребет стал проявляться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так. да. Твой хребет охуенен. Можешь прийти ко мне завтра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почему так долго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ты думаешь что это все случаи того когда поиск по миру тебе помогал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91" office:value-type="string" calcext:value-type="string">
            <text:p>уверен было и в школе когда ко мне приходили девочки которых хотел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91" office:value-type="string" calcext:value-type="string">
            <text:p>был же случай с аллой анатольевной когда я оставался с ней после уроков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91" office:value-type="string" calcext:value-type="string">
            <text:p>с химичкой был случай когда я молился увидеть её сиськи и она передо мной наклонилась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было. Много чего было. Вопрос в том новые ли это ТИПЫ помощ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я понял. Ты забыл главное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91" office:value-type="string" calcext:value-type="string">
            <text:p>Натаха Панчишин которая была у тебя в школе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91" office:value-type="string" calcext:value-type="string">
            <text:p>Натаха Патлыка которая сидела за тобой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91" office:value-type="string" calcext:value-type="string">
            <text:p>все случаи когда ты “как раз появился там где нужно”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91" office:value-type="string" calcext:value-type="string">
            <text:p>Каждый раз когда ты был right place right time ты был благодаря поиску по энергиям как по гуглу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хера себе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91" office:value-type="string" calcext:value-type="string">
            <text:p>и отказывался ты от баб часто тоже благодаря этому. Вспомни. Ты от Патлыки так отказался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ет я отказался потому что хотел идти наоборот. Солтыс хотел идти наоборот, а я хотел идти туда куда пойдёт солтыс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ясно. Я понял. Девочки хотели идти за тобой, а ты хотел за солтысом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15летним курильщиком-дровосеком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зато надёжным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91" office:value-type="string" calcext:value-type="string">
            <text:p>зато тупым настолько что он надёжный. Ты хотел спрятаться за тех кому на тебя было пофиг. Тут всё. Это ты решил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…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91" office:value-type="string" calcext:value-type="string">
            <text:p>ты искал это там всегда когда не искал запросы улучшения вселенной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91" office:value-type="string" calcext:value-type="string">
            <text:p>но когда искал запросы решения вселенной – запросы шли за тобой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да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у вот. Подчеркни этих два пункта и ты их все решил в прошлом ресёрче (в ступоре) Тут всё.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466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 это повторение делает меня лучше'.$A$1" table:expression="#REF!"/>
          <table:named-expression table:name="Sheet_Title" table:base-cell-address="$'Как это повторение делает меня лучше'.$A$1" table:expression="&quot;Как это повторение делает меня лучше&quot;"/>
        </table:named-expressions>
      </table:table>
      <table:table table:name="Когда это возникло впервые и скажи это себе сегодняшнему" table:style-name="ta1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8" table:default-cell-style-name="ce37"/>
        <table:table-column table:style-name="co2" table:number-columns-repeated="1023" table:default-cell-style-name="ce37"/>
        <table:table-row table:style-name="ro1">
          <table:table-cell table:style-name="ce117" office:value-type="string" calcext:value-type="string">
            <text:p>Задай себе вопрос на каком этапе твоей жизни это возникло впервые, И представь что ты (того возраста) говоришь об этом понятии себе сегодняшнему. Слово в слово. Тоже терапия. Чтоб не тыкать себе палки в колёса дальше на этом пути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я тебе привёл как минимум пример с Панчишин. В 6 классе. Может и раньше, хз. Я не помню. В садике было нет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по девочкам разве что. Помню прятался от некоторых и молился хоть бы хоть бы их не было. Так что да. С детства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блядь у меня сразу пронзило такое спокойствие что я такой с рождения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просто ты видишь что мир логики не такой уж безграничный по сравнению с этим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да. но откуда это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)))))))))))))) та это мир дурашка. Это холст мира. А ты эпилептик. Эпилептики все это видят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я не знаю. Почему этого мне никто не говорил никогда? Почему я не могу это заюзать в кредит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можешь. Мы тебе сказали. На найденное и подаренное – проекты. Тут всё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18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да это возникло впервые и скажи это себе сегодняшнему'.$A$1" table:expression="#REF!"/>
          <table:named-expression table:name="Sheet_Title" table:base-cell-address="$'Когда это возникло впервые и скажи это себе сегодняшнему'.$A$1" table:expression="&quot;Когда это возникло впервые и скажи это себе сегодняшнему&quot;"/>
        </table:named-expressions>
      </table:table>
      <table:table table:name="Благодарности" table:style-name="ta2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37"/>
        <table:table-row table:style-name="ro1">
          <table:table-cell table:style-name="ce117" office:value-type="string" calcext:value-type="string">
            <text:p>БЛАГОДАРНОСТЬ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* примеры благодарности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его (предмет)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его существование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всё что он(о) даёт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всех кто мне что либо даёт когда оно у меня есть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всё что мне приходит когда оно у меня есть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все методы делать себе хорошо которые мне доступны когда оно у меня есть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всё что не мешает и не сопротивляется созданию, поддержанию и защите этого (или вакуумов в которых оно есть)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всех ради кого оно создаётся поддерживается и защищается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всё ради чего оно создаётся поддерживается и защищается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всё чем я есть когда оно у меня есть это защита от тех кто мне будет упрекать что <text:s/>я чего-то незаслужил. Или что-то не так сделал и заслужил проблему. Упырей короче которые пытаются меня этим добить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* возможно ещё некоторые виды из вопросника самоанализа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*!* а теперь то же самое но с противоположностью этого пункта. (уже под сомнением)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вспомнил как я узнал что надо написать на ТВ чтоб мне тёлки со всей украины начали СМСки слать. И с Кипра блядь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да. я не знаю почему ты это бросил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ороче это просто проекция хорошего вопроса на прекрасный мир в будущем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отвечу и всё будет охуенно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и видел почему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вот откуда всё это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ы рано понял что охуенно не значит много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охуенно значит без повторяющихся избиений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.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тут всё чувак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мне нечего добавить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этот твой поиск это один в один вопрос как сделать мир лучше этим вопросом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4" office:value-type="string" calcext:value-type="string">
            <text:p>можешь этот вопрос задать сразу в первом же майндмапе, и у тебя может быть сразу необходимость во всём гештальте отпадёт. Уже дважды такая мысль тут всплыла. Начинать с этого вопроса. Очень хорошо подумай над ним.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03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Благодарности.$A$1" table:expression="#REF!"/>
          <table:named-expression table:name="Sheet_Title" table:base-cell-address="$Благодарности.$A$1" table:expression="&quot;Благодарности&quot;"/>
        </table:named-expressions>
      </table:table>
      <table:table table:name="Кого бы в тебе увидели те для кого ты пришелец" table:style-name="ta2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9" table:default-cell-style-name="ce37"/>
        <table:table-column table:style-name="co2" table:number-columns-repeated="1023" table:default-cell-style-name="ce37"/>
        <table:table-row table:style-name="ro1">
          <table:table-cell table:style-name="ce117" office:value-type="string" calcext:value-type="string">
            <text:p>Если бы земляни прилетели на другую планету, на которой бы их считали пришельцами... И среди них был ты. Кого бы в тебе увидели те жители той планеты, для которой вы все - пришельцы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чувак который думает что ищет в мире хотя на деле ищет в своей голове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У МЕНЯ НЕ БЫЛО В ВОЗРАСТИ 6 или 10 ЛЕТ ДАННЫХ ДОСТАТОЧНЫХ ДЛЯ ТОГО ЧТОБ УЗНАТЬ ЧТО Я БУДУ СИДЕТЬ С ТЁЛКОЙ С САМЫМИ БОЛЬШИМИ БУФЕРАМ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у тебя было 10 лет чтения эмоций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это опыт чувак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просто он до сознания не дошёл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а же расстановка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ет брат. Я видел вещи которые не угадаешь. Расстановки реальны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ты ж вроде рассмотрел вопрос того как доказать, извне это или изнутри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ДА. и доказал что ответы точнее когда я ищу как сделать свою жизнь и жизнь мира лучше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тем не менее. Это воспитание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ебя привели мол “стать лучшим учеником”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и дали выбор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и ты выбрал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и тебе понравился выбор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но на фоне был просто вопрос что в комнате были две бабы которые спросили “что ты хочешь” и которые молились “хоть бы он стал толковым”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вспомни мать. Она ж блядь землю носом рыла чтоб ты гопником или алкашом не стал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это правда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у вот. И не надо тогда значит выдумывать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4" office:value-type="string" calcext:value-type="string">
            <text:p>не было никакого “колдовства” и “телепатии”, просто ты к каждому знанию в своей голове спросил “как им сделать мир лучше” (ты не видел разницы между своим миром и Миром. Потому тебе так везло)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… а теперь я это задаю только к самым красивым. Я устал находить пользу каждому быдлу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тем не менее. Только когда ты ставил всех ты находил лазейки. Находил кого лапать и т.п. только когда ты ставил всех тебе открывались новые двери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это да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так что да. <text:span text:style-name="T15">Карта “моя жизнь” и к каждой ветке вопрос как этим сделать чтоб мир решал всемирные проблемы.</text:span>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499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о бы в тебе увидели те для кого ты пришелец'.$A$1" table:expression="#REF!"/>
          <table:named-expression table:name="Sheet_Title" table:base-cell-address="$'Кого бы в тебе увидели те для кого ты пришелец'.$A$1" table:expression="&quot;Кого бы в тебе увидели те для кого ты пришелец&quot;"/>
        </table:named-expressions>
      </table:table>
      <table:table table:name="Расцветают (я и все остальные) от любых моих мыслей или действий." table:style-name="ta2">
        <office:forms form:automatic-focus="false" form:apply-design-mode="false"/>
        <table:table-column table:style-name="co2" table:number-columns-repeated="1024" table:default-cell-style-name="ce37"/>
        <table:table-row table:style-name="ro1">
          <table:table-cell table:style-name="ce61" office:value-type="string" calcext:value-type="string">
            <text:p>Расцветают (я и все остальные) от любых моих мыслей или действий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это и есть алтимейт расцветани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еловек-продюссер бли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ди. Тут всё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тметь жирным.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продюссер</text:p>
          </table:table-cell>
          <table:table-cell table:number-columns-repeated="102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оно и каждая его часть это я" table:style-name="ta2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37"/>
        <table:table-row table:style-name="ro1">
          <table:table-cell table:style-name="ce117" office:value-type="string" calcext:value-type="string">
            <text:p>Увидеть, что оно, и каждая его часть - это я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* потому что "видеть что это я" это приближение, а требование - это отдаление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ок… 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ы всё описал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31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оно и каждая его часть это я'.$A$1" table:expression="#REF!"/>
          <table:named-expression table:name="Sheet_Title" table:base-cell-address="$'оно и каждая его часть это я'.$A$1" table:expression="&quot;оно и каждая его часть это я&quot;"/>
        </table:named-expressions>
      </table:table>
      <table:table table:name="что оно и каждая его часть видит во мне" table:style-name="ta2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37"/>
        <table:table-row table:style-name="ro1">
          <table:table-cell table:style-name="ce117" office:value-type="string" calcext:value-type="string">
            <text:p>Увидеть, что оно и каждая его часть видит во мне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* практика показала что это сразу включает механизмы саморешения, после которых экономится куча времени на анализе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мир это каша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распредели какому зёрнышку куда уехать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реально продюссер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ид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с этим отношением к этому навыку автоматически стал продюссером.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28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оно и каждая его часть видит во мне'.$A$1" table:expression="#REF!"/>
          <table:named-expression table:name="Sheet_Title" table:base-cell-address="$'что оно и каждая его часть видит во мне'.$A$1" table:expression="&quot;что оно и каждая его часть видит во мне&quot;"/>
        </table:named-expressions>
      </table:table>
      <table:table table:name="Continuusly protect things that satisfy you continuusly" table:style-name="ta2">
        <office:forms form:automatic-focus="false" form:apply-design-mode="false"/>
        <table:table-column table:style-name="co2" table:number-columns-repeated="1024" table:default-cell-style-name="ce37"/>
        <table:table-row table:style-name="ro1">
          <table:table-cell table:style-name="ce61" office:value-type="string" calcext:value-type="string">
            <text:p>Continuusly protect things that satisfy you continuusl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хау эбаут наколдованное отдельно, а найденное по энергиям как по гуглу отдельно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.е. наколдованное это то что само к тебе полезло в приват и ты потом только увидел зачем оно тебе было дано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а найденное по энергиям означает что ты вначале сделал запрос а тогда получил что хотел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апиши себе.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проект: найденное по энергиям как по гуглу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ожет реально станешь каким-то политиком или продюссером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мотрел эту ханну палмер на инстаграме и подумал – может дело в том чтоб спросить себя какие части меня и как могут улучшать мир к лучшем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ах да ты прав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это проект. Делай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проект (часть жизни): части меня (к каждой спросить как она может направить мир и его части к решению всемирных проблем через тройной майндмап, а потом спросить как они все могут это делать вместе)</text:p>
          </table:table-cell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осмотри на это с принципа что свобода это не иметь всё что хочешь а не хотеть" table:style-name="ta2">
        <office:forms form:automatic-focus="false" form:apply-design-mode="false"/>
        <table:table-column table:style-name="co20" table:default-cell-style-name="ce37"/>
        <table:table-column table:style-name="co2" table:number-columns-repeated="1023" table:default-cell-style-name="ce37"/>
        <table:table-row table:style-name="ro1">
          <table:table-cell table:style-name="ce82" office:value-type="string" calcext:value-type="string">
            <text:p>посмотри на это с принципа что свобода это не иметь всё что хочешь а не хотеть</text:p>
          </table:table-cell>
          <table:table-cell table:number-columns-repeated="1023"/>
        </table:table-row>
        <table:table-row table:style-name="ro1">
          <table:table-cell table:style-name="ce61"/>
          <table:table-cell table:number-columns-repeated="1023"/>
        </table:table-row>
        <table:table-row table:style-name="ro1">
          <table:table-cell office:value-type="string" calcext:value-type="string">
            <text:p>это оно и был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ать всё что я хочу чтоб я реализовывал свои хорошие цел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….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елай мир лучше. Вот и вся философия.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Проект мир (и его части) ты уже начинал. Хочешь повысь его в приоритете</text:p>
          </table:table-cell>
          <table:table-cell table:number-columns-repeated="102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то сделать чтоб оно увидело во мне и всех моих частях себя" table:style-name="ta2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1" table:default-cell-style-name="ce37"/>
        <table:table-column table:style-name="co2" table:number-columns-repeated="1023" table:default-cell-style-name="ce37"/>
        <table:table-row table:style-name="ro1">
          <table:table-cell table:style-name="ce117" office:value-type="string" calcext:value-type="string">
            <text:p>Что сделать чтоб оно увидело во мне и всех моих частях себя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а вспомни какие цели ты преследовал в 6м классе когда выбирал парту возле Панчишин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чтоб меня не чмырили учителя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чтоб меня не обманывали (не присваивали мои работы как в садике)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чтоб меня … любили те кто мне нравится а не те кто подвернулся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это были главные три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видишь. Это были твои первые пункты. Умничка. И ты в 6 лет это уже решал ходами конём. Браво. Молодец. Все пункты одним махом. Так и жив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34" office:value-type="string" calcext:value-type="string">
            <text:p>Проект: все пункты (все свои текущие повторяющиеся проблемы) одним махом… т.е. жить итерациями. Релизами жизн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ок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…………………………………………….. умница. Ты увидел. У меня всё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……… но это явно не сегодня я буду решать 500 пунктов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делай что хочешь. Ты увидел всё что надо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15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сделать чтоб оно увидело во мне и всех моих частях себя'.$A$1" table:expression="#REF!"/>
          <table:named-expression table:name="Sheet_Title" table:base-cell-address="$'Что сделать чтоб оно увидело во мне и всех моих частях себя'.$A$1" table:expression="&quot;Что сделать чтоб оно увидело во мне и всех моих частях себя&quot;"/>
        </table:named-expressions>
      </table:table>
      <table:table table:name="Направь намеренье на хорошее для тебя решение этого повторения" table:style-name="ta2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2" table:default-cell-style-name="ce37"/>
        <table:table-column table:style-name="co2" table:number-columns-repeated="1023" table:default-cell-style-name="ce37"/>
        <table:table-row table:style-name="ro1">
          <table:table-cell table:style-name="ce117" office:value-type="string" calcext:value-type="string">
            <text:p>Направь своё намеренье на хорошее для тебя решение этого повторения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(выгодного, прибыльного, приятно запоминающегося - в кои то веки поживи для себя)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сказать честно я не могу придумать лучшего чем то что уже было сказано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разве что делать полноценные решения а не вот такие как ты говоришь затычки типа хода конём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но ты понял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мне нечего добавить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мир безграничен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и жить по закону парето это самый лучший вариант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ем более с такими тулзами как у тебя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делай стрелу и свои значки и пойдёшь дальше покорять вселенную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23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Направь намеренье на хорошее для тебя решение этого повторения'.$A$1" table:expression="#REF!"/>
          <table:named-expression table:name="Sheet_Title" table:base-cell-address="$'Направь намеренье на хорошее для тебя решение этого повторения'.$A$1" table:expression="&quot;Направь намеренье на хорошее для тебя решение этого повторения&quot;"/>
        </table:named-expressions>
      </table:table>
      <table:table table:name="Какие намеренья по поводу этого протекают на холсте вселенной" table:style-name="ta2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3" table:default-cell-style-name="ce37"/>
        <table:table-column table:style-name="co2" table:number-columns-repeated="1023" table:default-cell-style-name="ce37"/>
        <table:table-row table:style-name="ro1">
          <table:table-cell table:style-name="ce117" office:value-type="string" calcext:value-type="string">
            <text:p>Какое намеренье (моё, мира, людей и не только) по поводу этого вопроса протекают на холсте на котором нарисованы мир, я и всё остальное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вспомни как ты решил всю медицину тремя привычкам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ут то же самое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ы увидишь. Так жить лучше всего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увидишь как только первый свой миллион в руках подержишь. Ид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ы прав. Это трудно было увидеть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в мире в котором все живут затычками трудно увидеть что можно находить ходы коням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4" office:value-type="string" calcext:value-type="string">
            <text:p>сними своё видео про медицину. Оно очень важно. Немая стрела супер идея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остальное подождёт неделю. Доделай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всё. Иди.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22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ие намеренья по поводу этого протекают на холсте вселенной'.$A$1" table:expression="#REF!"/>
          <table:named-expression table:name="Sheet_Title" table:base-cell-address="$'Какие намеренья по поводу этого протекают на холсте вселенной'.$A$1" table:expression="&quot;Какие намеренья по поводу этого протекают на холсте вселенной&quot;"/>
        </table:named-expressions>
      </table:table>
      <table:table table:name="Что и как было видно по поводу этого в чьей-либо фазе" table:style-name="ta2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37"/>
        <table:table-row table:style-name="ro3">
          <table:table-cell table:style-name="ce117" office:value-type="string" calcext:value-type="string">
            <text:p>Что в этой вещи было видно у кого-то в фазе (осознанном сне) и КАК оно им было видно? </text:p>
            <text:p>[все аспекты: общую картину, под микроскопом и т.д. - короче всё что ты искал в своей фазе - найди и в ихней]</text:p>
          </table:table-cell>
          <table:table-cell table:style-name="ce70" table:number-columns-repeated="255"/>
          <table:table-cell table:number-columns-repeated="768"/>
        </table:table-row>
        <table:table-row table:style-name="ro4">
          <table:table-cell table:style-name="ce35" office:value-type="string" calcext:value-type="string">
            <text:p>в плане продажи... </text:p>
            <text:p>Поиск того что они видели в фазе. </text:p>
            <text:p>Только дополни. </text:p>
            <text:p>Того ЧТО они видели в фазе, но это ещё и надо донести КАК они ЭТО ВИДЕЛИ в фазе </text:p>
            <text:p>(т.е.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). </text:p>
            <text:p>Вот. </text:p>
            <text:p>Т.е. </text:p>
            <text:p>Короче. </text:p>
            <text:p>Донести ОДИН В ОДИН то что они видели в фазе и то что ты видел в фазе. </text:p>
            <text:p>Вот это надо добавить в продажу. И всё будет нормально. В вопросник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у другие смотрели мол “как он это делает”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4" office:value-type="string" calcext:value-type="string">
            <text:p>они не понимают что ключ №1 это видеть все свои части и все свои возможности и спрашивать себя как каждой из них сделать мой мир лучше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ОТЛИЧНО! 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Видишь! Зинкевич помогла. Тебе. 20 лет спустя. Ты её знал когда тебе было 12. и она там кончала от тебя и от мысюка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и мечтала как вы её с ним ебёте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наверно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писала что ты ей нравишься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ы с ней сидел. И не закадрил. Но она висела в памяти 20 лет. И наконец ты понял на что она указывала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всегда люби своих девочек. Через 20 лет ты ничего кроме них и булеров (которых уже нет) не вспомнишь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у я вроде пишу…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ЗАПИШИ ЕЁ. В ТЁЛОК. ЗИНКЕВИЧ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тут всё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15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и как было видно по поводу этого в чьей-либо фазе'.$A$1" table:expression="#REF!"/>
          <table:named-expression table:name="Sheet_Title" table:base-cell-address="$'Что и как было видно по поводу этого в чьей-либо фазе'.$A$1" table:expression="&quot;Что и как было видно по поводу этого в чьей-либо фазе&quot;"/>
        </table:named-expressions>
      </table:table>
      <table:table table:name="Что другие люди колдуют связанного с этой вещью" table:style-name="ta2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4" table:default-cell-style-name="ce37"/>
        <table:table-column table:style-name="co2" table:number-columns-repeated="1023" table:default-cell-style-name="ce37"/>
        <table:table-row table:style-name="ro5">
          <table:table-cell table:style-name="ce119" office:value-type="string" calcext:value-type="string">
            <text:p>Что другие люди колдуют связанного с этой вещью?(моя гипотеза что этот вопрос важен)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меня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ого кто так умеет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ого кто скажет КАК так жить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………………………….. наверно да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……………………………… иди. У меня всё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ы понял больше чем ты думаешь. Проснёшься и офигеешь от своей продуктивност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25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другие люди колдуют связанного с этой вещью'.$A$1" table:expression="#REF!"/>
          <table:named-expression table:name="Sheet_Title" table:base-cell-address="$'Что другие люди колдуют связанного с этой вещью'.$A$1" table:expression="&quot;Что другие люди колдуют связанного с этой вещью&quot;"/>
        </table:named-expressions>
      </table:table>
      <table:table table:name="Что другие люди реализовывают в их гештальте" table:style-name="ta2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5" table:default-cell-style-name="ce37"/>
        <table:table-column table:style-name="co2" table:number-columns-repeated="1023" table:default-cell-style-name="ce37"/>
        <table:table-row table:style-name="ro1">
          <table:table-cell table:style-name="ce117" office:value-type="string" calcext:value-type="string">
            <text:p>Что другие люди реализовывают в своём гештальте что связанно с ней? 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(моя гипотеза что этот вопрос важен)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114" office:value-type="string" calcext:value-type="string">
            <text:p>люди ищут трёхмайндмапного решателя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114" office:value-type="string" calcext:value-type="string">
            <text:p>они не ищут колдуна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114" office:value-type="string" calcext:value-type="string">
            <text:p>но так как только трёхмайндмапный решатель может быть колдуном – они ищут тебя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ак что… у меня всё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всё косое это комментарии. Это не тудухи. Но так чтоб ты помнил что эти вещи связаны но разные.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25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другие люди реализовывают в их гештальте'.$A$1" table:expression="#REF!"/>
          <table:named-expression table:name="Sheet_Title" table:base-cell-address="$'Что другие люди реализовывают в их гештальте'.$A$1" table:expression="&quot;Что другие люди реализовывают в их гештальте&quot;"/>
        </table:named-expressions>
      </table:table>
      <table:table table:name="Что ЭТА ПРОБЛЕМА решает" table:style-name="ta3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6" table:default-cell-style-name="ce37"/>
        <table:table-column table:style-name="co2" table:number-columns-repeated="1023" table:default-cell-style-name="ce37"/>
        <table:table-row table:style-name="ro1">
          <table:table-cell table:style-name="ce117" office:value-type="string" calcext:value-type="string">
            <text:p>Что ЭТА ПРОБЛЕМА решает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ищет что мне надо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учит любить то что мне поможет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хз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вот. Вторая строчка – главный вывод этой страницы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4" office:value-type="string" calcext:value-type="string">
            <text:p>т.е. проект: вещи которые мне в чём-то помогут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Default"/>
          <table:table-cell table:style-name="ce70" table:number-columns-repeated="255"/>
          <table:table-cell table:number-columns-repeated="768"/>
        </table:table-row>
        <table:table-row table:style-name="ro1" table:number-rows-repeated="65528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ЭТА ПРОБЛЕМА решает'.$A$1" table:expression="#REF!"/>
          <table:named-expression table:name="Sheet_Title" table:base-cell-address="$'Что ЭТА ПРОБЛЕМА решает'.$A$1" table:expression="&quot;Что ЭТА ПРОБЛЕМА решает&quot;"/>
        </table:named-expressions>
      </table:table>
      <table:table table:name="Когда ЭТА ПРОБЛЕМА впервые попыталась решить то что она решает" table:style-name="ta3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37"/>
        <table:table-row table:style-name="ro1">
          <table:table-cell table:style-name="ce117" office:value-type="string" calcext:value-type="string">
            <text:p>Когда ЭТА ПРОБЛЕМА впервые попыталась решить то что она решает? 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(представь что она тогдашняя говорит себе сегодняшней это решение)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ороче <text:span text:style-name="T15">проект: мои инструменты через групанье.</text:span>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подними его в приоритете и доделай.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31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да ЭТА ПРОБЛЕМА впервые попыталась решить то что она решает'.$A$1" table:expression="#REF!"/>
          <table:named-expression table:name="Sheet_Title" table:base-cell-address="$'Когда ЭТА ПРОБЛЕМА впервые попыталась решить то что она решает'.$A$1" table:expression="&quot;Когда ЭТА ПРОБЛЕМА впервые попыталась решить то что она решает&quot;"/>
        </table:named-expressions>
      </table:table>
      <table:table table:name="Что ЭТА ПРОБЛЕМА колдует" table:style-name="ta3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7" table:default-cell-style-name="ce37"/>
        <table:table-column table:style-name="co2" table:number-columns-repeated="1023" table:default-cell-style-name="ce37"/>
        <table:table-row table:style-name="ro1">
          <table:table-cell table:style-name="ce117" office:value-type="string" calcext:value-type="string">
            <text:p>Что ЭТА ПРОБЛЕМА колдует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меня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исправителя вселенной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32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ЭТА ПРОБЛЕМА колдует'.$A$1" table:expression="#REF!"/>
          <table:named-expression table:name="Sheet_Title" table:base-cell-address="$'Что ЭТА ПРОБЛЕМА колдует'.$A$1" table:expression="&quot;Что ЭТА ПРОБЛЕМА колдует&quot;"/>
        </table:named-expressions>
      </table:table>
      <table:table table:name="Мотивация искать рост в направлении  вопросника" table:style-name="ta2">
        <office:forms form:automatic-focus="false" form:apply-design-mode="false"/>
        <table:table-column table:style-name="co2" table:number-columns-repeated="1024" table:default-cell-style-name="ce37"/>
        <table:table-row table:style-name="ro6">
          <table:table-cell table:style-name="ce61" office:value-type="string" calcext:value-type="string">
            <text:p>Как сделать так чтоб этот пункт мотивировал инфраструктуры находить не-отрицательный дифференциал </text:p>
            <text:p>и мотивировать другие инфраструктуры искать не-отрицательный дифференциал? </text:p>
            <text:p>(я решаю это кругом но всё таки, так навскидку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ак видишь опять таки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если <text:span text:style-name="T15">трёхмайндмапный ресёрч начинать с этого же вопроса… к каждой строчке в файле… </text:span>то … ты увидишь что всё это просто… бред. Все эти вопросы по гештальту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единственное что важно это этот вопрос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а остальное – лишь ракурсы с точки зрения разных структур.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Аннаунс Начала Ресёрча" table:style-name="ta3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37"/>
        <table:table-row table:style-name="ro1">
          <table:table-cell table:style-name="ce118" office:value-type="string" calcext:value-type="string">
            <text:p>Здесь можно аннаунснуть на каналах Виноградов Групп, Что “я начинаю работу над таким-то и таким-то проектом, На вот этом оборудовании, ждите результатов.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35" office:value-type="string" calcext:value-type="string">
            <text:p>и купить оборудование для создания проекта (отдельный ноутбук и планшет на этот проект, полку, Что там ещё нужно по правилам Виноградов Групп)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35" office:value-type="string" calcext:value-type="string">
            <text:p>для того чтоб после завершения анализа и создания проекта сказать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35" office:value-type="string" calcext:value-type="string">
            <text:p>“ВОТ! Я создал проект! Сделал бизнес! Фанаты мои! Я продаю вам с аукциона мой главный культовый тул!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35" office:value-type="string" calcext:value-type="string">
            <text:p>а может даже в музей эту вещь дать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35" office:value-type="string" calcext:value-type="string">
            <text:p>просто эти вещи выходят из строя раньше чем я смогу их заюзать на что-то ещё а чинить дороже чем купить новое.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35" office:value-type="string" calcext:value-type="string">
            <text:p>а так хоть отобью вложенные деньги.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table:number-columns-repeated="128"/>
          <table:table-cell table:number-columns-repeated="896"/>
        </table:table-row>
        <table:table-row table:style-name="ro1">
          <table:table-cell table:style-name="ce70" office:value-type="string" calcext:value-type="string">
            <text:p>бла бла бабла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сделал уже всё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это лишнее</text:p>
          </table:table-cell>
          <table:table-cell table:style-name="ce70" table:number-columns-repeated="127"/>
          <table:table-cell table:number-columns-repeated="896"/>
        </table:table-row>
        <table:table-row table:style-name="ro1" table:number-rows-repeated="117">
          <table:table-cell table:style-name="ce70" table:number-columns-repeated="128"/>
          <table:table-cell table:number-columns-repeated="896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Аннаунс Начала Ресёрча'.$A$1" table:expression="#REF!"/>
          <table:named-expression table:name="Sheet_Title" table:base-cell-address="$'Аннаунс Начала Ресёрча'.$A$1" table:expression="&quot;Аннаунс Начала Ресёрча&quot;"/>
        </table:named-expressions>
      </table:table>
      <table:table table:name="Есть ли у тебя системы в которые это можно уже просто кинуть" table:style-name="ta3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8" table:default-cell-style-name="ce37"/>
        <table:table-column table:style-name="co2" table:number-columns-repeated="1023" table:default-cell-style-name="ce37"/>
        <table:table-row table:style-name="ro7">
          <table:table-cell table:style-name="ce117" office:value-type="string" calcext:value-type="string">
            <text:p>Есть ли у тебя автоматизированная через вопросник система в которую ты можешь просто это кинуть, и она это решит в автоматизированном порядке так чтоб ты больше с этим не сталкиваться? </text:p>
            <text:p>(всё или существенную часть после которой если что из этого и останется - будет negligible).т.е. процессы, которые можно просто запустить, и которые автоматически гарантировано уберут эту проблему С максимальной для меня выгодой и с минимальными для меня энергозатратами.Т.е. Есть ли у тебя система, которая в любых условиях в руках любого исполнителя решит любой инстанс (подвид) этой проблемы . А так же любые аналогичных проблемы которые тут же прийдут ей на замену (которые "шило на мыло").  Можно воспринимать как наличие системы которая является "решением рычагов фундаментального ресёрча" этой проблемы и всех её причин). Система которая уберёт или хотя бы триггернёт отрицательный прирост (дереватив) количества возникновения таких проблем моём мире, в мире тех кто меня окружает, в мире тех кто я хотел бы чтоб меня окружал (на кого я дрочу, чьи видео смотрю и т.п.), и в мире вцелом (запустит необратимое падение количества возникновения таких проблем). Ты даже можешь выполнять некторые роли в этой автоматизированной системе.Может тебе даже придётся выделить 1-2-3 часа чтоб пропустить эту проблему через эту систему. Может система даже может решить это оптом (собирательными действиями - эта проблема + ещё что-то, лишь бы она не возникла так как описано выше).Может надо просто купить лучший инструмент.Может создать майндмап (в твоей голове разбирающий эту ситуацию по полочкам и триггерящеий нужные контрдействия)Ты ведь тоже машина.Или может какая-то декорация которая примет это на себя или будет отражать - инжениринг не обязательно должен быть "машины" - математические модели и формулы вполне способны решать что-то и будучи созданными таковыми по своей природе.Или может песня-ответ на эти вещи. Или фильм; Или в школу решения повторений отправлять всех кто создаёт проблему - т.е. Религия?; или ещё может как-то там решить;). Если нет такой системы - тогда иди дальше по этим вопросам (создавай систему).Некоторые из этих методов возможно надо пропустить через вопросник.Но пока можно юзать и непроработанные. Они сырые но работают.Замечу, что если в следствии этого тебе что-то приходит (какое-то четырёхмерное удовлетворение твоих потребностей - например как пришли те перчатки, или какая-то тёлка приходит со словами "давай встречаться бесконечно - на неопределённый период - и я буду тебя всегда трахать, кормить, радовать глаз, рассказывать что-то интересное, веселить")...  То это надо принять. Потму что это жизненно необходимо. Ты потратил свои силы (ты даже не догадываешься какие и насколько много). И если не возьмёшь эту постоянно кормящую и защищающую тебя награду... То ты просто умрёшь с голода. Будешь много восстанавливаться. Только расстановку их сделай. Они вероятно - части круга которые я не продумал.</text:p>
            <text:p><text:span text:style-name="T16">Или может есть ли хотя бы инструмент или метод, с которым решить это ЛЕГКО?</text:span></text:p>
            <text:p><text:span text:style-name="T16">В которой решены вопросы изоляции этого от внешней среды во время работы над ним? </text:span></text:p>
            <text:p><text:span text:style-name="T17">(именно ЛЕГКО, и за 1 раз, </text:span><text:span text:style-name="T18">н</text:span><text:span text:style-name="T19">икаких “напрягусь и сделаю”)</text:span><text:span text:style-name="T20">.</text:span></text:p>
            <text:p><text:span text:style-name="T21">Будь то декорации, или туррет, или проект. хз.</text:span>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и тут вероятно примеры (перечисленные проекты Виноградов Групп)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перечисленные формулы (типа той по которой ценность игрушек для ёлки считал)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тут так же можно перечислить мои инструменты которые мне кажется решают ВСЁ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тут также можно сделать майндмап возможных путей решения этого пункта <text:s/>сплюсами и минусами и возможными методами решения(но этот метод сильно раскритикован и расписан в майндмапе-вопроснике, Куча нюансов не учитывая которые я рискую решить пункт “на колене” и потерпеть убытки)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4" office:value-type="string" calcext:value-type="string">
            <text:p>по поводу майндмапа прос и консов – выбирай только те пути, которые решат это во всём мире. Меня било только потому что я перебирал пути которые решают это лично для меня но не для всего мира. Есть теория что если выбирать реальные пути решения во всём мире то можно решать и так. Типа не будет кидать. Но это под вопросом. Мол тезис в том что если есть решение и есть проблема значит решение проблему не решает во всём мире. Максимум во мне и в тех кто заплатит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4" office:value-type="string" calcext:value-type="string">
            <text:p>есть подозрение что карта последствий работает если цель в согласии с целью мира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4" office:value-type="string" calcext:value-type="string">
            <text:p>я бы разместил этот вопрос в самом начале, но тогда возникает вопрос, что может у меня и ЕСТЬ отвёртка, но я НЕ ХОЧУ вкручивать этот шуруп. Знаешь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4" office:value-type="string" calcext:value-type="string">
            <text:p>так что да. 5 часов психологии перед каждым болтиком это….. важная необходимость. Хоть и большие затраты времен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о наибольшая финансовая выгода вроде как с того чтоб начинать именно с этого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по моему ты с непривычки или страха просто прыгаешь. По инерции. Ставь пока на начало. Попробуешь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ключевое слово “легко и без нервов решить это”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ок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и если есть хоть малейшее сомнение – иди мол дальше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а психолгию ты и так разберёшь отдельно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есть подозрение что начинание с этого может построить лестницу не к той стене (потому что причина во мне а не в том что проблема не решена)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.е. я бы начал с благодарност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последи за этим. Если будут сомнения – вернёшь обратно перед поисковым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т.е. реально мне кажется это то же самое что “трахнуть уродливую тёлку прежде чем я пойму зачем мне вообще эта тёлка надо”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нет. Пускай будет там где было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34" office:value-type="string" calcext:value-type="string">
            <text:p>могу ли я превратить это в что-то что стоит в 500 раз дороже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---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щас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Проекты которые надо поднять в приоритете и доделать: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Моя жизнь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Потребности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Мои повторяющиеся проблемы 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Всемирные повторяющиеся проблемы тоже (типа глобал ворминга - но не уверен)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Мир (и его части)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Мои инструменты 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овые проекты: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Проект: волны идей в головах людей и социума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Проект: подарки мне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Проект: найденное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Проект: украденное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Проект: то что стало моё потому что я не отдал это тому кому оно шло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Проект: найденное по энергиям как по гуглу (то что пришло ко мне в результате поиска этого по энергиям как по гуглу)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Проект: кем я был (может ты научишься из таких же людей бабки вытаскивать, менторя их переход оттуда на твой уровень)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Проект: (часть жизни): части меня (все мои части и все мои возможности)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Проект: все пункты (все свои текущие повторяющиеся проблемы) одним махом… т.е. жить итерациями. Релизами жизн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Проект: вещи которые мне в чём-то помогут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Фундаменталка: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Продюссер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Мысли: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попытаться твоим вопросом поправить всемирную проблему триггерит поиск по энергиям и прогресс по вопроснику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отдельный твиттер под каждый проект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в первом (поисковом) майндмапе (каждого ресёрча, в т.ч. всех прошлых и выше перечисленных) к каждой строчке задать вопрос как этим решить всемирную проблему или ускорить решение всемирных проблем через трёхмайндмапное групанье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62" office:value-type="string" calcext:value-type="string">
            <text:p>сними своё видео про медицину. Оно очень важно. Немая стрела супер идея.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470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Есть ли у тебя системы в которые это можно уже просто кинуть'.$A$1" table:expression="#REF!"/>
          <table:named-expression table:name="Sheet_Title" table:base-cell-address="$'Есть ли у тебя системы в которые это можно уже просто кинуть'.$A$1" table:expression="&quot;Есть ли у тебя системы в которые это можно уже просто кинуть&quot;"/>
        </table:named-expressions>
      </table:table>
      <table:table table:name="Поисковый Ресёрч" table:style-name="ta2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" table:number-columns-repeated="6" table:default-cell-style-name="Default"/>
        <table:table-row table:style-name="ro1">
          <table:table-cell table:style-name="ce94" office:value-type="string" calcext:value-type="string">
            <text:p>Поисковый ресёрч</text:p>
          </table:table-cell>
          <table:table-cell office:value-type="string" calcext:value-type="string">
            <text:p>Общая черта 1</text:p>
          </table:table-cell>
          <table:table-cell office:value-type="string" calcext:value-type="string">
            <text:p>Критерий 2</text:p>
          </table:table-cell>
          <table:table-cell office:value-type="string" calcext:value-type="string">
            <text:p>Компонент 3</text:p>
          </table:table-cell>
          <table:table-cell office:value-type="string" calcext:value-type="string">
            <text:p>Причина 4</text:p>
          </table:table-cell>
          <table:table-cell office:value-type="string" calcext:value-type="string">
            <text:p>(все они идут в таблицу как “повторения” тоже, вдруг они тоже к чему-то приведут)</text:p>
          </table:table-cell>
          <table:table-cell office:value-type="string" calcext:value-type="string">
            <text:p>Подсистема 5</text:p>
          </table:table-cell>
          <table:table-cell office:value-type="string" calcext:value-type="string">
            <text:p>Сырьё 6 (того или иного компонента)</text:p>
          </table:table-cell>
          <table:table-cell office:value-type="string" calcext:value-type="string">
            <text:p>Внутренний процесс 7</text:p>
          </table:table-cell>
          <table:table-cell office:value-type="string" calcext:value-type="string">
            <text:p>Ресурс 8</text:p>
          </table:table-cell>
          <table:table-cell office:value-type="string" calcext:value-type="string">
            <text:p><text:span text:style-name="T23">Решение 9 (напр. Решение болезни или проблемы – таблетки решающие строку короче). </text:span><text:span text:style-name="T24">может готовые решения писать и не надо потому что по сути это нарушает аж несколько правил вопросника – изучение как решили другие, изучение прикладных аспектов чтоб реверс инженирнуть фундаментальные и т.п. вся надежда пока на то что может быть прикладные которые херовые отсеятся по цифрам. А прикладные которые хорошие… подтолкнут фунд. Ресёрч в верном направлении и укажут какие рычаги держать во внимании. Я ж типа автошколы искал из лучших доступных. Молдер нашёл из лучших решений по дереву. И по нему определил какие компоненты надо. Т.е. я это юзаю. Просто боюсь прям заявлять что ВСЕГДА надо сравнить ВСЕ велосипеды созданные для ВСЕХ дорог прежде чем создать своё транспортное средство которое может и не окажется велосипедом. А может и верно. хз. В любом случае, цель изучения уже существующих методов – не найти ЧТО применить, а найти по ним аспекты которыми они считают надо управлять.</text:span></text:p>
          </table:table-cell>
          <table:table-cell office:value-type="string" calcext:value-type="string">
            <text:p>Участники 10</text:p>
          </table:table-cell>
          <table:table-cell office:value-type="string" calcext:value-type="string">
            <text:p>Навыки 11</text:p>
          </table:table-cell>
        </table:table-row>
        <table:table-row table:style-name="ro8">
          <table:table-cell table:style-name="ce60" office:value-type="string" calcext:value-type="string">
            <text:p>если начал проект и дошёл до рычагов то проанализируй их основательно и сразу. </text:p>
            <text:p>А то ты привык. </text:p>
            <text:p>сделать 1-2 рычага и бросить вторую половину на пару недель “потому что это надолго”. </text:p>
            <text:p>а потом тебя надо колдовством и недаванием баб толкать чтоб ты его закончил.</text:p>
          </table:table-cell>
          <table:table-cell table:number-columns-repeated="12"/>
        </table:table-row>
        <table:table-row table:style-name="ro1">
          <table:table-cell table:style-name="ce60"/>
          <table:table-cell table:number-columns-repeated="12"/>
        </table:table-row>
        <table:table-row table:style-name="ro1">
          <table:table-cell table:style-name="ce34" office:value-type="string" calcext:value-type="string">
            <text:p>статистический ресёрч желательно надо делать так как ты делал анатомию.</text:p>
          </table:table-cell>
          <table:table-cell table:number-columns-repeated="12"/>
        </table:table-row>
        <table:table-row table:style-name="ro1">
          <table:table-cell table:style-name="ce34" office:value-type="string" calcext:value-type="string">
            <text:p>возможность рассмотреть все пункты одним махом, сделав такой вот статистический ресёрч который я сделал по причинам болезней (т.е. каждый пункт и каждая строчка связи будет просто указываться мол “зависит от этого” и мне будет похуй на индивидуальные пункты. Я буду сразу брать быка за рога и делать фундаментальные ресёрчи тех вещей которые решат всё. И делать их круги.</text:p>
          </table:table-cell>
          <table:table-cell table:number-columns-repeated="12"/>
        </table:table-row>
        <table:table-row table:style-name="ro1">
          <table:table-cell table:style-name="ce34" office:value-type="string" calcext:value-type="string">
            <text:p>установил связь мол “вызывается тем, вызывается этим” и увидел сразу какие 2-3 рычага решат всё. И в итоге не надо учить 100500 разных приемуществ. </text:p>
          </table:table-cell>
          <table:table-cell table:number-columns-repeated="12"/>
        </table:table-row>
        <table:table-row table:style-name="ro1">
          <table:table-cell table:style-name="ce34" office:value-type="string" calcext:value-type="string">
            <text:p>выводы на этом уровне (поисковом) применять на практике (и распространяться о них) есть смысл только временно, в любом случае после этих выводов последует фундаментальный ресёрч и круг.</text:p>
          </table:table-cell>
          <table:table-cell table:number-columns-repeated="12"/>
        </table:table-row>
        <table:table-row table:style-name="ro1">
          <table:table-cell table:style-name="ce34" office:value-type="string" calcext:value-type="string">
            <text:p>кстати моя идея все пункты прогнать через один статистический ресёрч – это…….. вполне совместимо с моей идеей иметь “подпункты внутри пункта” (просто сделать функцию где можно драг-н-дроп-ать, какие вещи в рамках какого проекта решать. Мол кинул всё в один проект (создал проект “мои все пункты” - а дальше всё решается как пункт (где все эти подпункты это статистические факты, на основании которых я узнаю, что мне надо знать и решать)</text:p>
          </table:table-cell>
          <table:table-cell table:number-columns-repeated="12"/>
        </table:table-row>
        <table:table-row table:style-name="ro1">
          <table:table-cell table:style-name="ce34" office:value-type="string" calcext:value-type="string">
            <text:p>а ты начнёшь по закону парето с того что важно. Из-за своей этой статистики.</text:p>
          </table:table-cell>
          <table:table-cell table:number-columns-repeated="12"/>
        </table:table-row>
        <table:table-row table:style-name="ro1">
          <table:table-cell table:style-name="ce34" office:value-type="string" calcext:value-type="string">
            <text:p>Пока что нету иерархии того что является проблемами, что причинами, что следствиями и т.п. а этот метод это решает.</text:p>
          </table:table-cell>
          <table:table-cell table:number-columns-repeated="12"/>
        </table:table-row>
        <table:table-row table:style-name="ro1">
          <table:table-cell table:style-name="ce34" office:value-type="string" calcext:value-type="string">
            <text:p>Это позволяет выживать в условиях неопределённых вероятностей.</text:p>
          </table:table-cell>
          <table:table-cell table:number-columns-repeated="12"/>
        </table:table-row>
        <table:table-row table:style-name="ro1">
          <table:table-cell table:style-name="ce34" office:value-type="string" calcext:value-type="string">
            <text:p>в условиях, в которых нельзя даже составить гемблинг-формулу чтоб понять, какие проблемы как на что повлияют.</text:p>
          </table:table-cell>
          <table:table-cell table:number-columns-repeated="12"/>
        </table:table-row>
        <table:table-row table:style-name="ro1">
          <table:table-cell table:style-name="ce34" office:value-type="string" calcext:value-type="string">
            <text:p>Если я вижу рычаги которые влияют на всё, то всё остальное можно не изучать.</text:p>
          </table:table-cell>
          <table:table-cell table:number-columns-repeated="12"/>
        </table:table-row>
        <table:table-row table:style-name="ro1">
          <table:table-cell table:style-name="ce34" office:value-type="string" calcext:value-type="string">
            <text:p>Мол если есть проблема – значит где-то есть кто-то кто в этом виноват путём создания чего-то по незнанию или нарошно.</text:p>
          </table:table-cell>
          <table:table-cell table:number-columns-repeated="12"/>
        </table:table-row>
        <table:table-row table:style-name="ro1">
          <table:table-cell table:style-name="ce34" office:value-type="string" calcext:value-type="string">
            <text:p>твой статистический ресёрч это вскрывает. А больше ничего от него и не нужно.</text:p>
          </table:table-cell>
          <table:table-cell table:number-columns-repeated="12"/>
        </table:table-row>
        <table:table-row table:style-name="ro1">
          <table:table-cell table:style-name="ce61" office:value-type="string" calcext:value-type="string">
            <text:p>системы решающие это → подсистемы этих систем → процессы этих подсистем → проблемы с каждым видом этих процессов → причины этих проблем (причины каждой проблемы)</text:p>
          </table:table-cell>
          <table:table-cell table:number-columns-repeated="12"/>
        </table:table-row>
        <table:table-row table:style-name="ro1">
          <table:table-cell table:style-name="ce61" office:value-type="string" calcext:value-type="string">
            <text:p>потом таблица “причины проблем системы” в которой 1я колонка – название причины проблемы, а 2я – сколько раз оно встречалось – а 3я – комментарий.</text:p>
          </table:table-cell>
          <table:table-cell table:number-columns-repeated="12"/>
        </table:table-row>
        <table:table-row table:style-name="ro1">
          <table:table-cell table:style-name="ce61" office:value-type="string" calcext:value-type="string">
            <text:p>сортировать по рангу (этот ранг может даже быть учтён методом учитывания связей – мол причина проблемы с рангом 5 получает ранг +5 – а не просто +1 – короче тот же скрипт рангов который щас идёт по рекордам, он уже сделан)</text:p>
          </table:table-cell>
          <table:table-cell table:number-columns-repeated="12"/>
        </table:table-row>
        <table:table-row table:style-name="ro1">
          <table:table-cell table:style-name="ce61" office:value-type="string" calcext:value-type="string">
            <text:p>свести проблемы всех систем каждой системы в одну таблицу, и отметить одним цветом “общие тенденции” (направления проблем, классы проблем, паттерны алгоритмов).</text:p>
          </table:table-cell>
          <table:table-cell table:number-columns-repeated="12"/>
        </table:table-row>
        <table:table-row table:style-name="ro1">
          <table:table-cell table:style-name="ce94" office:value-type="string" calcext:value-type="string">
            <text:p>к каждому паттерну можно расписать быстрое решение.</text:p>
          </table:table-cell>
          <table:table-cell table:number-columns-repeated="12"/>
        </table:table-row>
        <table:table-row table:style-name="ro1">
          <table:table-cell table:style-name="ce61" office:value-type="string" calcext:value-type="string">
            <text:p>и ЭТИ паттерны (и возможные их решения) рассмотреть дальше по ресёрчу (сделать их фундаментальный ресёрч и т.п.)</text:p>
          </table:table-cell>
          <table:table-cell table:number-columns-repeated="12"/>
        </table:table-row>
        <table:table-row table:style-name="ro1">
          <table:table-cell table:style-name="ce34" office:value-type="string" calcext:value-type="string">
            <text:p>а ты….. ты указываешь этим простым методом все причины всех проблем всех систем.</text:p>
          </table:table-cell>
          <table:table-cell table:number-columns-repeated="12"/>
        </table:table-row>
        <table:table-row table:style-name="ro1">
          <table:table-cell table:style-name="ce34" office:value-type="string" calcext:value-type="string">
            <text:p>и если они там светятся – ты можешь ткнуть их в это носом.</text:p>
          </table:table-cell>
          <table:table-cell table:number-columns-repeated="12"/>
        </table:table-row>
        <table:table-row table:style-name="ro1">
          <table:table-cell table:style-name="ce120" office:value-type="string" calcext:value-type="string">
            <text:p>решение пунктов без траты времени.</text:p>
          </table:table-cell>
          <table:table-cell table:number-columns-repeated="12"/>
        </table:table-row>
        <table:table-row table:style-name="ro1">
          <table:table-cell table:style-name="ce120" office:value-type="string" calcext:value-type="string">
            <text:p>а. вспомнил. Что мол этот метод – делать статистику причин – это ведь и есть цель статистического ресёрча.</text:p>
          </table:table-cell>
          <table:table-cell table:number-columns-repeated="12"/>
        </table:table-row>
        <table:table-row table:style-name="ro1">
          <table:table-cell table:style-name="ce120" office:value-type="string" calcext:value-type="string">
            <text:p>мол его цель – определить рычаги, которые в дальнейшем мне надо изучать.</text:p>
          </table:table-cell>
          <table:table-cell table:number-columns-repeated="12"/>
        </table:table-row>
        <table:table-row table:style-name="ro1">
          <table:table-cell table:style-name="ce120" office:value-type="string" calcext:value-type="string">
            <text:p>и с этим такой подход справляется лучше чем проставлять проценты что на что как влияет.</text:p>
          </table:table-cell>
          <table:table-cell table:number-columns-repeated="12"/>
        </table:table-row>
        <table:table-row table:style-name="ro1">
          <table:table-cell table:style-name="ce120" office:value-type="string" calcext:value-type="string">
            <text:p>(тем более что эти данные почти всегда недоступны)</text:p>
          </table:table-cell>
          <table:table-cell table:number-columns-repeated="12"/>
        </table:table-row>
        <table:table-row table:style-name="ro1">
          <table:table-cell table:style-name="ce61" office:value-type="string" calcext:value-type="string">
            <text:p>тебе не надо сука вникать в дебри того какой червяк ест какую часть печени.</text:p>
          </table:table-cell>
          <table:table-cell table:number-columns-repeated="12"/>
        </table:table-row>
        <table:table-row table:style-name="ro1">
          <table:table-cell table:style-name="ce34" office:value-type="string" calcext:value-type="string">
            <text:p>не могу придумать ничего лучше.</text:p>
          </table:table-cell>
          <table:table-cell table:number-columns-repeated="12"/>
        </table:table-row>
        <table:table-row table:style-name="ro1">
          <table:table-cell table:style-name="ce34" office:value-type="string" calcext:value-type="string">
            <text:p>чем увидеть все причины всех проблем и их собрать в группы.</text:p>
          </table:table-cell>
          <table:table-cell table:number-columns-repeated="12"/>
        </table:table-row>
        <table:table-row table:style-name="ro1">
          <table:table-cell table:style-name="ce34" office:value-type="string" calcext:value-type="string">
            <text:p>ещё и прокомментировать каждую связь</text:p>
          </table:table-cell>
          <table:table-cell table:number-columns-repeated="12"/>
        </table:table-row>
        <table:table-row table:style-name="ro3">
          <table:table-cell table:style-name="ce121" office:value-type="string" calcext:value-type="string">
            <text:p><text:span text:style-name="T22">Твои выходы (статистические, которые ты тут найдёшь, временные затычки) имеют свойство автокоррекции.</text:span></text:p>
            <text:p><text:span text:style-name="T22">Покуда их делаешь ты вернёшься на безопасный путь.</text:span></text:p>
          </table:table-cell>
          <table:table-cell table:number-columns-repeated="12"/>
        </table:table-row>
        <table:table-row table:style-name="ro1">
          <table:table-cell table:style-name="ce34" office:value-type="string" calcext:value-type="string">
            <text:p>и собрать комментарии воедино</text:p>
          </table:table-cell>
          <table:table-cell table:number-columns-repeated="12"/>
        </table:table-row>
        <table:table-row table:style-name="ro1">
          <table:table-cell table:style-name="ce120" office:value-type="string" calcext:value-type="string">
            <text:p>равно как противоречия себе (внутрисистемные конфликты, когда одна система влияет на другую) – может бред, но мелькнуло.</text:p>
          </table:table-cell>
          <table:table-cell table:number-columns-repeated="12"/>
        </table:table-row>
        <table:table-row table:style-name="ro1">
          <table:table-cell table:style-name="ce120" office:value-type="string" calcext:value-type="string">
            <text:p>и повторения против моей воли (наверно, а может против воли системы)</text:p>
          </table:table-cell>
          <table:table-cell table:number-columns-repeated="12"/>
        </table:table-row>
        <table:table-row table:style-name="ro1">
          <table:table-cell table:style-name="ce70" office:value-type="string" calcext:value-type="string">
            <text:p>тут такое дело… т.е. я попал в ловушку “как другие решают эту проблему”. Но с другой стороны – я беру уже известные знания прежде чем лопатить новые.</text:p>
          </table:table-cell>
          <table:table-cell table:number-columns-repeated="12"/>
        </table:table-row>
        <table:table-row table:style-name="ro1">
          <table:table-cell table:style-name="ce70" office:value-type="string" calcext:value-type="string">
            <text:p>не выдумываю велосипедов.</text:p>
          </table:table-cell>
          <table:table-cell table:number-columns-repeated="12"/>
        </table:table-row>
        <table:table-row table:style-name="ro1">
          <table:table-cell table:style-name="ce70" office:value-type="string" calcext:value-type="string">
            <text:p>может и нормально будет. На крайняк можешь делать не такую иерархию а анализировать проблемы сам (хотя нахрена если у тебя есть этот метод который в миллион раз быстрее)</text:p>
          </table:table-cell>
          <table:table-cell table:number-columns-repeated="12"/>
        </table:table-row>
        <table:table-row table:style-name="ro1">
          <table:table-cell table:style-name="ce122" office:value-type="string" calcext:value-type="string">
            <text:p>Отполируешь эти инструкции статистического ресёрча по мере использования (чтоб более чётко обьяснить иерархию этих систем, процессов и т.п.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нстанс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меры реализации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омпонент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что может пойти не так с тем или иным компонентом или компонентами (болезни системы условно говоря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чины того что может пойти не так с тем или иным компонентом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омпоненты влияющие на другие компонент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все повторения касающиеся контекста этого факта короче (чтоб определить их общие черты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з-за того что причины причин мы тоже потом дописываем в “повторение” и что “одни вызывают другие” мы и начали думать что лучше заменить эту таблицу дневником повторений в контексте проекта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ради чего и была интеграция вопросника в дневник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здесь должны считаться ранги, влияние одних причин на другие должно суммироваться (чтоб вручную не считать проценты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длинный список того что может быть необходимо изучить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были мысли например считать “причины” по каждому повторению (чтобы посчитать какие причины на какое повторение как влияют, а потом вывести таблицу для всех компонентов сразу чтоб увидеть, что на что системно влияет – т.е. есть ли какие-то причины которые хоть немного но перекрывают разные компоненты этой задачи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чины причин тоже будут найдены так как все названия колонок переносятся сюда в список тоже, и там будут найдены причины. т.е. рекурсия тут предусмотрена.</text:p>
          </table:table-cell>
          <table:table-cell table:number-columns-repeated="12"/>
        </table:table-row>
        <table:table-row table:style-name="ro1">
          <table:table-cell table:style-name="ce70" office:value-type="string" calcext:value-type="string">
            <text:p>хз. так много всего. Сука. Это отдельный майндмап надо делать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меры</text:p>
          </table:table-cell>
          <table:table-cell table:number-columns-repeated="12"/>
        </table:table-row>
        <table:table-row table:style-name="ro1">
          <table:table-cell table:style-name="ce123" office:value-type="string" calcext:value-type="string">
            <text:p>так. В чём вопрос. Ты не знаешь что делать с “причинами причин”. Дневник повторений внутри пункта тебя смущает потому что пункт может состоять из повторений а они из причин. т.е. отдельно слой “подсистем” а отдельно слой “проблем” и к слою проблем – причины. Которые влияют на подсистемы через проблемы. Типа того. Запиши как есть и иди дальше. Потом обдумаешь через вопросник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3">вопрос кнопки “</text:span><text:span text:style-name="T24">Рассмотреть систему как подпункт”.</text:span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это поиск знания “к какой стене ставить лестницу”. По этому этот пункт так же важен как и всё остальное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Фундаментальный (майндмап рычагов) будет поиском того для чего лучше всего создавать лестницу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А круг создаст наиболее эффективную лестницу из возможных.</text:p>
          </table:table-cell>
          <table:table-cell table:number-columns-repeated="12"/>
        </table:table-row>
        <table:table-row table:style-name="ro1">
          <table:table-cell table:style-name="ce124" office:value-type="string" calcext:value-type="string">
            <text:p>Не понятно пока что делать с причинами причин. Иногда мне надо их увидеть “в рамках той болезни причинами которой они являются”. Иногда мне надо увидеть их в общей вот такой вот статистике.</text:p>
          </table:table-cell>
          <table:table-cell table:number-columns-repeated="12"/>
        </table:table-row>
        <table:table-row table:style-name="ro1">
          <table:table-cell table:style-name="ce123" office:value-type="string" calcext:value-type="string">
            <text:p>какая-то причина может вызывать в 60% случаев последствие – т.е. болезнь А, в 23% болезнь Б и т.п. это всё я оцифровываю в уме щас. Но полезно будет иметь такие данные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мне бы тут надо видеоролики плейбекать (чтоб сравнивать один процесс с другим). Я ж их собираю с ютюба, по кусочкам, разбрасываю блин по разным майндмапам.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прям тут. В трекинге повторений. Чтоб каждое повторение могло быть картинкой или видеороликом. При желании. Ноудом короче.</text:p>
          </table:table-cell>
          <table:table-cell table:number-columns-repeated="12"/>
        </table:table-row>
        <table:table-row table:style-name="ro1">
          <table:table-cell table:style-name="ce70" office:value-type="string" calcext:value-type="string">
            <text:p>каждый пункт должен иметь не только текст. Но и фото. И видео.</text:p>
          </table:table-cell>
          <table:table-cell table:number-columns-repeated="12"/>
        </table:table-row>
        <table:table-row table:style-name="ro1">
          <table:table-cell table:style-name="ce70" office:value-type="string" calcext:value-type="string">
            <text:p>а все эти статистические ресёрчи должны быть ПУНКТАМИ. В РАМКАХ ПУНКТА. В ПРЕДЕЛАХ ПУНКТА. Чтоб я мог кликнуть на каждый и посмотреть только его части и от чего он зависит. А потом вернуться назад к более высокому примеру.</text:p>
          </table:table-cell>
          <table:table-cell table:number-columns-repeated="12"/>
        </table:table-row>
        <table:table-row table:style-name="ro1">
          <table:table-cell table:style-name="ce70" office:value-type="string" calcext:value-type="string">
            <text:p>т.е. в статист. Ресёрч пункта можно подтягивать другой пункт из списка всех пунктов. В результате чего все его причины наверно подтягиваются в ту же таблицу. хз.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проявления</text:p>
          </table:table-cell>
          <table:table-cell table:number-columns-repeated="12"/>
        </table:table-row>
        <table:table-row table:style-name="ro1">
          <table:table-cell table:style-name="ce123" office:value-type="string" calcext:value-type="string">
            <text:p>Херня открывающая дверь другим хреням из колонок (т.е. колонки имеют по сути те же пункты но я могу пометить что повторение х ещё и открывает дверь повторению у)</text:p>
          </table:table-cell>
          <table:table-cell table:number-columns-repeated="12"/>
        </table:table-row>
        <table:table-row table:style-name="ro1">
          <table:table-cell table:style-name="ce70" office:value-type="string" calcext:value-type="string">
            <text:p>т.е. у меня должна быть возможность вызвать прям здесь вопросник к каждому пункту (повторению) таблицы. т.е. вопросник помогает проанализировать задачу. Его надо вызвать везде где у меня указывается пункт. Но таки поможет (с помощью айдишек) вернуться обратно к паренту (и даже собрать рекурсивно всё в одну таблицу и установить вручную дополнительные связи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 это кстати первое решение к тому чтоб пунктов со временем ставало меньше а не больше. Чтоб жизнь не превращалась в континуус ресёрч. Тут хотя бы виден свет в конце туннеля. С этим правом вызвать вопросник в любом месте где упоминается пункт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 чём я может повторюсь но сет конекшн уже не деструктивен.</text:p>
          </table:table-cell>
          <table:table-cell table:number-columns-repeated="12"/>
        </table:table-row>
        <table:table-row table:style-name="ro1">
          <table:table-cell table:style-name="ce70" office:value-type="string" calcext:value-type="string">
            <text:p><text:span text:style-name="T25">т.е. каждый пункт (колонка) может вызывать последствия для других пунктов.. </text:span>как положительные так и отрицательные. т.е. рейндж уже от -100% до +100%. а не от 0 до 100. т.е. 0 это никак не влияет. А -100 – вредит. хз. Это единственное что поможет увидеть общую картину.</text:p>
          </table:table-cell>
          <table:table-cell table:number-columns-repeated="12"/>
        </table:table-row>
        <table:table-row table:style-name="ro1">
          <table:table-cell table:style-name="ce70" office:value-type="string" calcext:value-type="string">
            <text:p>плюс математика которая достаточно умная чтоб превратить +100 в -100 если я поменяю причину и следствие местами.</text:p>
          </table:table-cell>
          <table:table-cell table:number-columns-repeated="12"/>
        </table:table-row>
        <table:table-row table:style-name="ro1">
          <table:table-cell table:style-name="ce70" office:value-type="string" calcext:value-type="string">
            <text:p>и наверно Колонки должны исчезать если они не проходят какой-то трешхолд достоверности чтоли. А может и нет. Может кнопка должна быть “скрыть как неважное” или “убрать из таблицы” (мол не созранять якобы это связь)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не знаю пока. Много связей накопилось. И действий.</text:p>
          </table:table-cell>
          <table:table-cell table:number-columns-repeated="12"/>
        </table:table-row>
      </table:table>
      <table:table table:name="Фундаментальный Ресёрч" table:style-name="ta2">
        <table:table-column table:style-name="co2" table:default-cell-style-name="Default"/>
        <table:table-row table:style-name="ro1">
          <table:table-cell office:value-type="string" calcext:value-type="string">
            <text:p>Майндмап каждого рычага</text:p>
          </table:table-cell>
        </table:table-row>
      </table:table>
      <table:table table:name="Прикладной ресёрч" table:style-name="ta2">
        <table:table-column table:style-name="co36" table:default-cell-style-name="ce94"/>
        <table:table-column table:style-name="co37" table:default-cell-style-name="ce94"/>
        <table:table-column table:style-name="co38" table:default-cell-style-name="ce94"/>
        <table:table-column table:style-name="co39" table:default-cell-style-name="ce94"/>
        <table:table-column table:style-name="co40" table:default-cell-style-name="ce94"/>
        <table:table-column table:style-name="co41" table:default-cell-style-name="ce94"/>
        <table:table-column table:style-name="co42" table:default-cell-style-name="ce94"/>
        <table:table-column table:style-name="co43" table:default-cell-style-name="ce94"/>
        <table:table-column table:style-name="co44" table:default-cell-style-name="ce94"/>
        <table:table-column table:style-name="co45" table:default-cell-style-name="ce94"/>
        <table:table-row table:style-name="ro1">
          <table:table-cell office:value-type="string" calcext:value-type="string">
            <text:p>Шаги круга \ Что входит и выходит</text:p>
          </table:table-cell>
          <table:table-cell office:value-type="string" calcext:value-type="string">
            <text:p>В него входит…</text:p>
          </table:table-cell>
          <table:table-cell office:value-type="string" calcext:value-type="string">
            <text:p>Из него выходит…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Шаг</text:p>
          </table:table-cell>
          <table:table-cell table:style-name="Default" table:number-columns-repeated="9"/>
        </table:table-row>
      </table:table>
      <table:table table:name="Вопросы к элементу круга" table:style-name="ta2">
        <table:table-column table:style-name="co46" table:default-cell-style-name="ce94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" table:default-cell-style-name="Default"/>
        <table:table-row table:style-name="ro6">
          <table:table-cell office:value-type="string" calcext:value-type="string">
            <text:p>Элемент круга</text:p>
            <text:p>Превращение &lt;того что входит&gt; в &lt;то что выходит&gt;</text:p>
            <text:p>Внизу приемущества, сбоку вопросы к ним</text:p>
          </table:table-cell>
          <table:table-cell table:style-name="ce94" office:value-type="string" calcext:value-type="string">
            <text:p>Competition is a sin (80/20, automation)</text:p>
          </table:table-cell>
          <table:table-cell table:style-name="ce94" office:value-type="string" calcext:value-type="string">
            <text:p>Biggest bang for the buck</text:p>
          </table:table-cell>
          <table:table-cell table:style-name="ce94" office:value-type="string" calcext:value-type="string">
            <text:p>% износа (текущий)</text:p>
          </table:table-cell>
          <table:table-cell table:style-name="ce94" office:value-type="string" calcext:value-type="string">
            <text:p>% отставания от блидинг еджа мира</text:p>
          </table:table-cell>
          <table:table-cell table:style-name="ce94" office:value-type="string" calcext:value-type="string">
            <text:p>Мат. Модель</text:p>
          </table:table-cell>
          <table:table-cell table:style-name="ce94" office:value-type="string" calcext:value-type="string">
            <text:p>Проектный вопросник</text:p>
          </table:table-cell>
          <table:table-cell table:style-name="ce94" office:value-type="string" calcext:value-type="string">
            <text:p>Как предотвратить поток автоматизированных дескредетаторов</text:p>
          </table:table-cell>
          <table:table-cell table:style-name="ce94" office:value-type="string" calcext:value-type="string">
            <text:p>Как обойти защиту такого уровня если б она была</text:p>
          </table:table-cell>
          <table:table-cell table:style-name="ce94" office:value-type="string" calcext:value-type="string">
            <text:p>Уход с линии удара неблагополучных условий</text:p>
          </table:table-cell>
          <table:table-cell table:style-name="ce94" office:value-type="string" calcext:value-type="string">
            <text:p>Могу ли я этот элемент круга после его автоматизации / максимизации / глобализации легально продавать как сервис или вещь (возможно даже с получением каких-то лицензий). Дело в том что есть подозрение что каждая часть системы должна быть прозрачной и легальной (чтоб out of context не казалось что это что-то серое, например я не могу легкомысленно продолжать строить систему если один из шагов – автоматизированный кликер обьявлений. Это знак что может быть тебе надо бросить систему и направление если ответ “нет”.</text:p>
          </table:table-cell>
        </table:table-row>
        <table:table-row table:style-name="ro1">
          <table:table-cell office:value-type="string" calcext:value-type="string">
            <text:p>Техн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Техническое (ТТХ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формационно Техн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Логис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форм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Автоматиз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ммуникацион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Реквестовое </text:p>
            <text:p>(донесение до следующего шага того что выходит из этого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Валидационное</text:p>
            <text:p>(подтверждение того что пришло из пред. Шага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Коллбековое</text:p>
            <text:p>(получение от след. Шага что выход получен, и повтор если не получен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Анатом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сих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Э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Целе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Мотив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Образовате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емограф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Любовное</text:p>
            <text:p>(не вредить себе и т.п.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ырьевое / Ресурс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лима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е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Фаз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лдов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вант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Упаковоч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изайнерское</text:p>
          </table:table-cell>
          <table:table-cell table:number-columns-repeated="10"/>
        </table:table-row>
        <table:table-row table:style-name="ro1">
          <table:table-cell table:style-name="ce111" office:value-type="string" calcext:value-type="string">
            <text:p>Смиренченское (может смирение уже и не надо теперь когда я из всего извлекаю выгоду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Гибкостное</text:p>
            <text:p>(готовность меняться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еограф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Лабиринтное</text:p>
          </table:table-cell>
          <table:table-cell table:number-columns-repeated="10"/>
        </table:table-row>
        <table:table-row table:style-name="ro1">
          <table:table-cell table:style-name="ce125" office:value-type="string" calcext:value-type="string">
            <text:p>Организационное</text:p>
          </table:table-cell>
          <table:table-cell table:number-columns-repeated="10"/>
        </table:table-row>
        <table:table-row table:style-name="ro1">
          <table:table-cell table:style-name="ce125" office:value-type="string" calcext:value-type="string">
            <text:p>Стратегическое</text:p>
          </table:table-cell>
          <table:table-cell table:number-columns-repeated="10"/>
        </table:table-row>
        <table:table-row table:style-name="ro1">
          <table:table-cell table:style-name="ce125" office:value-type="string" calcext:value-type="string">
            <text:p>Страховое</text:p>
          </table:table-cell>
          <table:table-cell table:number-columns-repeated="10"/>
        </table:table-row>
        <table:table-row table:style-name="ro1">
          <table:table-cell table:style-name="ce125" office:value-type="string" calcext:value-type="string">
            <text:p>Тайм Менеджментное</text:p>
          </table:table-cell>
          <table:table-cell table:number-columns-repeated="10"/>
        </table:table-row>
        <table:table-row table:style-name="ro1">
          <table:table-cell table:style-name="ce125" office:value-type="string" calcext:value-type="string">
            <text:p>Патентное</text:p>
          </table:table-cell>
          <table:table-cell table:number-columns-repeated="10"/>
        </table:table-row>
        <table:table-row table:style-name="ro1">
          <table:table-cell table:style-name="ce125" office:value-type="string" calcext:value-type="string">
            <text:p>Инфраструктурное</text:p>
          </table:table-cell>
          <table:table-cell table:number-columns-repeated="10"/>
        </table:table-row>
        <table:table-row table:style-name="ro1">
          <table:table-cell table:style-name="ce125" office:value-type="string" calcext:value-type="string">
            <text:p>Скоростное</text:p>
          </table:table-cell>
          <table:table-cell table:number-columns-repeated="10"/>
        </table:table-row>
        <table:table-row table:style-name="ro1">
          <table:table-cell table:style-name="ce125" office:value-type="string" calcext:value-type="string">
            <text:p>Интеграционное</text:p>
          </table:table-cell>
          <table:table-cell table:number-columns-repeated="10"/>
        </table:table-row>
        <table:table-row table:style-name="ro1">
          <table:table-cell table:style-name="ce125" office:value-type="string" calcext:value-type="string">
            <text:p>Качественное</text:p>
          </table:table-cell>
          <table:table-cell table:number-columns-repeated="10"/>
        </table:table-row>
        <table:table-row table:style-name="ro1">
          <table:table-cell table:style-name="ce125" office:value-type="string" calcext:value-type="string">
            <text:p>Экономическое</text:p>
          </table:table-cell>
          <table:table-cell table:number-columns-repeated="10"/>
        </table:table-row>
        <table:table-row table:style-name="ro1">
          <table:table-cell table:style-name="ce125" office:value-type="string" calcext:value-type="string">
            <text:p>Финансовое</text:p>
          </table:table-cell>
          <table:table-cell table:number-columns-repeated="10"/>
        </table:table-row>
        <table:table-row table:style-name="ro1">
          <table:table-cell table:style-name="ce125" office:value-type="string" calcext:value-type="string">
            <text:p>Репутационное</text:p>
          </table:table-cell>
          <table:table-cell table:number-columns-repeated="10"/>
        </table:table-row>
        <table:table-row table:style-name="ro1">
          <table:table-cell table:style-name="ce125" office:value-type="string" calcext:value-type="string">
            <text:p>Экологическое</text:p>
          </table:table-cell>
          <table:table-cell table:number-columns-repeated="10"/>
        </table:table-row>
        <table:table-row table:style-name="ro1">
          <table:table-cell table:style-name="ce125" office:value-type="string" calcext:value-type="string">
            <text:p>Разрешите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Цен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арантий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раведност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нтро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новационное</text:p>
          </table:table-cell>
          <table:table-cell table:number-columns-repeated="10"/>
        </table:table-row>
        <table:table-row table:style-name="ro1" table:number-rows-repeated="104852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Могу ли я купить этот круг" table:style-name="ta2">
        <table:table-column table:style-name="co2" table:default-cell-style-name="ce94"/>
        <table:table-row table:style-name="ro1">
          <table:table-cell office:value-type="string" calcext:value-type="string">
            <text:p>Могу ли я купить этот круг</text:p>
          </table:table-cell>
        </table:table-row>
      </table:table>
      <table:table table:name="Остальные шаги ресёрча" table:style-name="ta3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37"/>
        <table:table-row table:style-name="ro1">
          <table:table-cell table:style-name="ce70" office:value-type="string" calcext:value-type="string">
            <text:p>Пока что я тут ничего писать не буду потому что время.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И потому что я и так запланировал пока в екселе решать только самое срочное дабы купить компьютер нормальный чтоб доделать ресёрч колдовства.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По этому не знаю. 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Тут будет ещё куча комментариев. О том как делать статистику и т.п. И статистика будет в отдельном файле. хз. Может я в сайт это интегрирую раньше чем решу что-то делать в этом екселе.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Пока я их буду брать прямо из вопросника майндмапного (т.е. когда дойду до сюда я просто вернусь туда и гляну что делать). 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Так как там надо ещё будет почитать фиолетовые комментарии и много чего другого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table:number-columns-repeated="128"/>
          <table:table-cell table:number-columns-repeated="896"/>
        </table:table-row>
        <table:table-row table:style-name="ro1">
          <table:table-cell table:style-name="ce70" office:value-type="string" calcext:value-type="string">
            <text:p>помни что любые лишние деньги которые приносит круг (проект) во время кручения ручки можно положить в банк на мелкие депозиты.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в целях надёжности (от ситуаций когда ты не уверен сможешь ли ты крутить ручку постоянно)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дивиденды с этих депозитов можешь тратить на развитие проекта, можешь нанимать людей которые крутят ручку, можешь “подарить” другому стартапу на развитие того звена от которого ты зависишь.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т.е. купить. Знаешь. т.е. если заказать там резак или оборудование можешь деньгами то делай. Либо за счёт дивидендов. Это общая черта а не формула жизни.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table:number-columns-repeated="128"/>
          <table:table-cell table:number-columns-repeated="896"/>
        </table:table-row>
        <table:table-row table:style-name="ro1">
          <table:table-cell table:style-name="ce70" office:value-type="string" calcext:value-type="string">
            <text:p>и круги гоняй по полной. И в хвост и в гриву. Они не изнашиваются.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table:number-columns-repeated="128"/>
          <table:table-cell table:number-columns-repeated="896"/>
        </table:table-row>
        <table:table-row table:style-name="ro1">
          <table:table-cell table:style-name="ce70" office:value-type="string" calcext:value-type="string">
            <text:p>это единственное правило. Иерархия. Что тратить на проект: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- вопросник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- деньги проекта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- деньги виноградов группы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- услуги других проектов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- одолжить оборудование у других проектов на время если это не повредит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- деньги всех проектов которым это поможет (добровольно, если есть лишние)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- и только в самом конце - вскрытие депозитов проектов ради дополнительных денег, если прям ничего другого не помогло.</text:p>
          </table:table-cell>
          <table:table-cell table:style-name="ce70" table:number-columns-repeated="127"/>
          <table:table-cell table:number-columns-repeated="896"/>
        </table:table-row>
        <table:table-row table:style-name="ro1" table:number-rows-repeated="108">
          <table:table-cell table:style-name="ce70" table:number-columns-repeated="128"/>
          <table:table-cell table:number-columns-repeated="896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Остальные шаги ресёрча'.$A$1" table:expression="#REF!"/>
          <table:named-expression table:name="Sheet_Title" table:base-cell-address="$'Остальные шаги ресёрча'.$A$1" table:expression="&quot;Остальные шаги ресёрча&quot;"/>
        </table:named-expressions>
      </table:table>
      <table:table table:name="Публичное приятное празднование создания круга" table:style-name="ta2">
        <table:table-column table:style-name="co2" table:default-cell-style-name="Default"/>
        <table:table-row table:style-name="ro1">
          <table:table-cell table:style-name="ce94" office:value-type="string" calcext:value-type="string">
            <text:p>Публичное приятное празднование создания круга. Можешь даже подрочить.</text:p>
          </table:table-cell>
        </table:table-row>
        <table:table-row table:style-name="ro3">
          <table:table-cell table:style-name="ce94" office:value-type="string" calcext:value-type="string">
            <text:p>Трахни какую-то тёлку. Самым грязным и нетолерантным методом. Любую. Ту которую знаешь или новую – пофиг.</text:p>
            <text:p>Включи хард рок и оттрахай её так чтоб конча изо всех дыр лилась.</text:p>
          </table:table-cell>
        </table:table-row>
        <table:table-row table:style-name="ro9">
          <table:table-cell table:style-name="ce94" office:value-type="string" calcext:value-type="string">
            <text:p>Какая понравится. Желательно такую чтоб сделала комплимент.</text:p>
            <text:p>Как вариант – выеби в рот (со спермой по подбородку) всех баб которые тебя на решение этого пункта вдохновили.</text:p>
            <text:p>Одной большой MFFFF оргией.</text:p>
            <text:p>Как более виноградов-группский подход – выеби кого-то 2 раза (как правило виноградов групп мол “всего по два”). А может найди двух тёлок. Я не понял пока.</text:p>
            <text:p>Подредактируешь по мере более частого использования этого шага.</text:p>
          </table:table-cell>
        </table:table-row>
        <table:table-row table:style-name="ro1">
          <table:table-cell office:value-type="string" calcext:value-type="string">
            <text:p>я хз. Надо. Круг это по определению успешный проект</text:p>
          </table:table-cell>
        </table:table-row>
        <table:table-row table:style-name="ro1">
          <table:table-cell office:value-type="string" calcext:value-type="string">
            <text:p>я уже придумал как о нём рассказывать другим</text:p>
          </table:table-cell>
        </table:table-row>
        <table:table-row table:style-name="ro1">
          <table:table-cell office:value-type="string" calcext:value-type="string">
            <text:p>но не придумал пока как за него делать себе приятно.</text:p>
          </table:table-cell>
        </table:table-row>
        <table:table-row table:style-name="ro1">
          <table:table-cell office:value-type="string" calcext:value-type="string">
            <text:p>хз. в клуб пойти и т.п. может. А может к Джузеру поехать рассказать. Подумаем.</text:p>
          </table:table-cell>
        </table:table-row>
        <table:table-row table:style-name="ro1">
          <table:table-cell office:value-type="string" calcext:value-type="string">
            <text:p>пока что я просто пишу их в “дневник успехов”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т.е. at this point ты решил всемирный пункт.</text:p>
          </table:table-cell>
        </table:table-row>
        <table:table-row table:style-name="ro1">
          <table:table-cell office:value-type="string" calcext:value-type="string">
            <text:p>и можешь отдохнуть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11:38:45.1253125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Повторени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вижу_20_по_20_этому_20_поводу_20_в_20_своей_20_фазе" style:display-name="ЧТО я вижу по этому поводу в своей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колдую" style:display-name="Что я колду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ты_20_можешь_20_сейчас_20_сделать_20_чтоб_20_сделать_20_себе_20_хорошо" style:display-name="Что ты можешь сейчас сделать чтоб сделать себе хорош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ыскажись_20_видению_20_как_20_тёлке" style:display-name="Выскажись видению как тёлк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олк-Маугли_20_среди_20_волков" style:display-name="Волк-Маугли среди волков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What_20_REALLY_20_happened" style:display-name="What REALLY happened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Является_20_ли_20_эта_20_вещь_20_шкалой" style:display-name="Является ли эта вещь шкал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Сборка_20_пункта" style:display-name="Сборка пункт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ем_20_пункт_20_решает_20_повторяющиеся_20_проблемы" style:display-name="Чем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Почему_20_пункт_20_решает_20_повторяющиеся_20_проблемы" style:display-name="Почему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ение_20_того_20_что_20_оно_20_решает" style:display-name="Решение того что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ой_20_перманентный_20_вред_20_оно_20_решает" style:display-name="Какой перманентный вред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го_20_методы_20_решения_20_перманентного_20_вреда" style:display-name="Его методы решения перманентного вред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ьи_20_ещё_20_повторяющиеся_20_проблемы_20_оно_20_решает" style:display-name="Чьи ещё повторяющиеся проблемы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ать_20_какие_20_повторения_20_ему_20_просто" style:display-name="Решать какие повторения ему прост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_20_это_20_повторение_20_делает_20_меня_20_лучше" style:display-name="Как это повторение делает меня лучш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о_20_возникло_20_впервые_20_и_20_скажи_20_это_20_себе_20_сегодняшнему" style:display-name="Когда это возникло впервые и скажи это себе сегодняшнему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Благодарности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о_20_бы_20_в_20_тебе_20_увидели_20_те_20_для_20_кого_20_ты_20_пришелец" style:display-name="Кого бы в тебе увидели те для кого ты пришелец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но_20_и_20_каждая_20_его_20_часть_20_это_20_я" style:display-name="оно и каждая его часть это 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оно_20_и_20_каждая_20_его_20_часть_20_видит_20_во_20_мне" style:display-name="что оно и каждая его часть видит во мн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сделать_20_чтоб_20_оно_20_увидело_20_во_20_мне_20_и_20_всех_20_моих_20_частях_20_себя" style:display-name="Что сделать чтоб оно увидело во мне и всех моих частях себ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Направь_20_намеренье_20_на_20_хорошее_20_для_20_тебя_20_решение_20_этого_20_повторения" style:display-name="Направь намеренье на хорошее для тебя решение этого повторени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ие_20_намеренья_20_по_20_поводу_20_этого_20_протекают_20_на_20_холсте_20_вселенной" style:display-name="Какие намеренья по поводу этого протекают на холсте вселенн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колдуют_20_связанного_20_с_20_этой_20_вещью" style:display-name="Что другие люди колдуют связанного с этой вещь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реализовывают_20_в_20_их_20_гештальте" style:display-name="Что другие люди реализовывают в их гештальт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решает" style:display-name="Что ЭТА ПРОБЛЕМ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А_20_ПРОБЛЕМА_20_впервые_20_попыталась_20_решить_20_то_20_что_20_она_20_решает" style:display-name="Когда ЭТА ПРОБЛЕМА впервые попыталась решить то что он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колдует" style:display-name="Что ЭТА ПРОБЛЕМА колду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сть_20_ли_20_у_20_тебя_20_системы_20_в_20_которые_20_это_20_можно_20_уже_20_просто_20_кинуть" style:display-name="Есть ли у тебя системы в которые это можно уже просто кинуть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Аннаунс_20_Начала_20_Ресёрча" style:display-name="Аннаунс Начала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стальные_20_шаги_20_ресёрча" style:display-name="Остальные шаги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и_20_как_20_было_20_видно_20_по_20_поводу_20_этого_20_в_20_чьей-либо_20_фазе" style:display-name="Что и как было видно по поводу этого в чьей-либо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89</meta:editing-cycles>
    <meta:editing-duration>PT4H25M38S</meta:editing-duration>
    <meta:generator>LibreOffice/6.0.7.3$Linux_X86_64 LibreOffice_project/00m0$Build-3</meta:generator>
    <dc:title>Групанье</dc:title>
    <meta:creation-date>2020-06-07T11:38:48.044161169</meta:creation-date>
    <dc:date>2020-06-07T16:15:40.872337684</dc:date>
    <meta:document-statistic meta:table-count="46" meta:cell-count="950" meta:object-count="0"/>
    <meta:template xlink:type="simple" xlink:actuate="onRequest" xlink:title="Групанье" xlink:href="../../../../Templates/Групанье.ots" meta:date="2020-06-07T11:38:46.535810553"/>
  </office:meta>
</office:document-meta>
</file>